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02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0.775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9966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cc663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66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/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97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 (mil)</text:p>
          </table:table-cell>
          <table:table-cell office:value-type="string">
            <text:p>Orientation</text:p>
          </table:table-cell>
          <table:table-cell office:value-type="string">
            <text:p>Feeder width</text:p>
          </table:table-cell>
          <table:table-cell office:value-type="string">
            <text:p>Qty/kit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office:value-type="string">
            <text:p>Attribute 1 Name</text:p>
          </table:table-cell>
          <table:table-cell office:value-type="string">
            <text:p>Attribute 1 Value</text:p>
          </table:table-cell>
          <table:table-cell office:value-type="string">
            <text:p>Attribute 2 Name</text:p>
          </table:table-cell>
          <table:table-cell office:value-type="string">
            <text:p>Attribute 2 Value</text:p>
          </table:table-cell>
          <table:table-cell office:value-type="string">
            <text:p>Attribute 3 Name</text:p>
          </table:table-cell>
          <table:table-cell office:value-type="string">
            <text:p>Attribute 3 Value</text:p>
          </table:table-cell>
          <table:table-cell office:value-type="string">
            <text:p>Supplier</text:p>
          </table:table-cell>
          <table:table-cell office:value-type="string">
            <text:p>VID</text:p>
          </table:table-cell>
          <table:table-cell office:value-type="string">
            <text:p>order#1</text:p>
          </table:table-cell>
          <table:table-cell office:value-type="string">
            <text:p>notes2</text:p>
          </table:table-cell>
          <table:table-cell office:value-type="string">
            <text:p>Notes1</text:p>
          </table:table-cell>
          <table:table-cell table:number-columns-repeated="971"/>
        </table:table-row>
        <table:table-row table:style-name="ro1">
          <table:table-cell office:value-type="string">
            <text:p>C31</text:p>
          </table:table-cell>
          <table:table-cell office:value-type="string">
            <text:p>0.22u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575 1125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22uF 100V capacitor</text:p>
          </table:table-cell>
          <table:table-cell office:value-type="string">
            <text:p>Murata</text:p>
          </table:table-cell>
          <table:table-cell office:value-type="string">
            <text:p>GCJ188R72A223KA01D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81-GCJ188R72A223KA1D </text:p>
          </table:table-cell>
          <table:table-cell office:value-type="float" office:value="100">
            <text:p>1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C36</text:p>
          </table:table-cell>
          <table:table-cell office:value-type="string">
            <text:p>0.22u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275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1</text:p>
          </table:table-cell>
          <table:table-cell office:value-type="string">
            <text:p>0.22u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056.25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6</text:p>
          </table:table-cell>
          <table:table-cell office:value-type="string">
            <text:p>0.22u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817.12598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1</text:p>
          </table:table-cell>
          <table:table-cell office:value-type="string">
            <text:p>0.22u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525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12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150 1125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r (zero ohm) 100mW 5% resistor</text:p>
          </table:table-cell>
          <table:table-cell office:value-type="string">
            <text:p>Bourns</text:p>
          </table:table-cell>
          <table:table-cell office:value-type="string">
            <text:p>CR0603-J/-000ELF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2J2264 </text:p>
          </table:table-cell>
          <table:table-cell office:value-type="float" office:value="2500">
            <text:p>25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17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931.25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8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450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2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700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6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400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4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631.25 437.5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r1 (0.1ohm) .5mW 1% resistor</text:p>
          </table:table-cell>
          <table:table-cell office:value-type="string">
            <text:p>Bourns</text:p>
          </table:table-cell>
          <table:table-cell office:value-type="string">
            <text:p>CRM1206-FX-R100ELF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17T4249 </text:p>
          </table:table-cell>
          <table:table-cell office:value-type="float" office:value="200">
            <text:p>2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7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468.7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8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1356.2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0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1193.7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4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2131.2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5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1968.7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9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2831.2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0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2668.7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3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3531.2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4</text:p>
          </table:table-cell>
          <table:table-cell office:value-type="string">
            <text:p>0r1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(3368.75 4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11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075 1125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100Kohm 100mW 1% resistor</text:p>
          </table:table-cell>
          <table:table-cell office:value-type="string">
            <text:p>Yageo</text:p>
          </table:table-cell>
          <table:table-cell office:value-type="string">
            <text:p>RC0603FR-07100KL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8K7340 </text:p>
          </table:table-cell>
          <table:table-cell office:value-type="float" office:value="5000">
            <text:p>5000</text:p>
          </table:table-cell>
          <table:table-cell office:value-type="string">
            <text:p>mouser</text:p>
          </table:table-cell>
          <table:table-cell table:number-columns-repeated="972"/>
        </table:table-row>
        <table:table-row table:style-name="ro1" table:visibility="collapse">
          <table:table-cell office:value-type="string">
            <text:p>R13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7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16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856.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1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6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3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3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787.5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9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225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2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675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4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125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7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625 2912.5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9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541.33858 1125.68898</text:p>
          </table:table-cell>
          <table:table-cell office:value-type="string">
            <text:p>) 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0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811.41732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1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313.97638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2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052.3622 112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3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787.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61.41732 1534.64567</text:p>
          </table:table-cell>
          <table:table-cell office:value-type="string">
            <text:p>) R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0.1uF 50V capacitor</text:p>
          </table:table-cell>
          <table:table-cell office:value-type="string">
            <text:p>Kemet</text:p>
          </table:table-cell>
          <table:table-cell office:value-type="string">
            <text:p>C0603C104K5RACTU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7H5226</text:p>
          </table:table-cell>
          <table:table-cell office:value-type="float" office:value="4000">
            <text:p>40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5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string">
            <text:p>(3018.75 3083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55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8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77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00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0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65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28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731.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29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81.25 643.7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2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400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3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481.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4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106.25 643.7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7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156.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8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237.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39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881.25 643.7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2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893.50394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3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974.75394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4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2581.25 643.7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7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6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8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706.25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9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81.25 643.7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5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1800 1542.61811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6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62.5 2080.5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9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62.5 2368.0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64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resistor</text:p>
          </table:table-cell>
          <table:table-cell office:value-type="string">
            <text:p>(3262.5 1780.5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2556.93898 2653.93701</text:p>
          </table:table-cell>
          <table:table-cell office:value-type="string">
            <text:p>) 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673.40551 2446.60433</text:p>
          </table:table-cell>
          <table:table-cell office:value-type="string">
            <text:p>) 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072.5 2407.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570 206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975 206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5</text:p>
          </table:table-cell>
          <table:table-cell office:value-type="string">
            <text:p>10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635 206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C30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931.25 481.25)</text:p>
          </table:table-cell>
          <table:table-cell office:value-type="string">
            <text:p>R9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100uF 35V capacitor</text:p>
          </table:table-cell>
          <table:table-cell office:value-type="string">
            <text:p>united chemi-con</text:p>
          </table:table-cell>
          <table:table-cell office:value-type="string">
            <text:p>emza350ada101mf80g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7p6336</text:p>
          </table:table-cell>
          <table:table-cell table:number-columns-repeated="974"/>
        </table:table-row>
        <table:table-row table:style-name="ro1" table:visibility="collapse">
          <table:table-cell office:value-type="string">
            <text:p>C35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1693.75 481.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0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2406.25 481.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45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3106.25 481.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0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3881.25 518.7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65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3225 38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66</text:p>
          </table:table-cell>
          <table:table-cell office:value-type="string">
            <text:p>100uF</text:p>
          </table:table-cell>
          <table:table-cell office:value-type="string">
            <text:p>153CLV-0605</text:p>
          </table:table-cell>
          <table:table-cell office:value-type="string">
            <text:p>resistor</text:p>
          </table:table-cell>
          <table:table-cell office:value-type="string">
            <text:p>(2850 380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6</text:p>
          </table:table-cell>
          <table:table-cell office:value-type="string">
            <text:p>105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(3484.69488 3133.46457</text:p>
          </table:table-cell>
          <table:table-cell office:value-type="string">
            <text:p>) R2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05Kohm 100mW 1% resistor</text:p>
          </table:table-cell>
          <table:table-cell office:value-type="string">
            <text:p>Multicomp</text:p>
          </table:table-cell>
          <table:table-cell office:value-type="string">
            <text:p>MC0603SAF1053T5E </text:p>
          </table:table-cell>
          <table:table-cell office:value-type="string">
            <text:p>Resistance</text:p>
          </table:table-cell>
          <table:table-cell office:value-type="string">
            <text:p>105KOhm</text:p>
          </table:table-cell>
          <table:table-cell office:value-type="string">
            <text:p>Tolerance</text:p>
          </table:table-cell>
          <table:table-cell table:style-name="ce11" office:value-type="percentage" office:value="0.01">
            <text:p>1.00%</text:p>
          </table:table-cell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Newark</text:p>
          </table:table-cell>
          <table:table-cell office:value-type="string">
            <text:p>04P0219 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(3318.75 3245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0Kohm 100mW 1% resistor</text:p>
          </table:table-cell>
          <table:table-cell office:value-type="string">
            <text:p>Panasonic</text:p>
          </table:table-cell>
          <table:table-cell office:value-type="string">
            <text:p>ERJ3EKF1002V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4R5309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44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587.5 1896.01378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5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587.5 1976.32874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6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375 2737.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7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656.25 2656.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C22</text:p>
          </table:table-cell>
          <table:table-cell office:value-type="string">
            <text:p>10n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string">
            <text:p>(3523.62205 3243.50394</text:p>
          </table:table-cell>
          <table:table-cell office:value-type="string">
            <text:p>) R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0nF (0.01uF) 25V capacitor</text:p>
          </table:table-cell>
          <table:table-cell office:value-type="string">
            <text:p>TDK</text:p>
          </table:table-cell>
          <table:table-cell office:value-type="string">
            <text:p>C1608X7R1E103K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0R7695</text:p>
          </table:table-cell>
          <table:table-cell office:value-type="float" office:value="1000">
            <text:p>1000</text:p>
          </table:table-cell>
          <table:table-cell office:value-type="string">
            <text:p>digikey</text:p>
          </table:table-cell>
          <table:table-cell table:number-columns-repeated="972"/>
        </table:table-row>
        <table:table-row table:style-name="ro1" table:visibility="collapse">
          <table:table-cell office:value-type="string">
            <text:p>C9</text:p>
          </table:table-cell>
          <table:table-cell office:value-type="string">
            <text:p>10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673.40551 2524.20276</text:p>
          </table:table-cell>
          <table:table-cell office:value-type="string">
            <text:p>) R18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42</text:p>
          </table:table-cell>
          <table:table-cell office:value-type="string">
            <text:p>1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712.5 2950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0r (10ohm) 100mW 1% resistor</text:p>
          </table:table-cell>
          <table:table-cell office:value-type="string">
            <text:p>Vishay</text:p>
          </table:table-cell>
          <table:table-cell office:value-type="string">
            <text:p>CRCW060310R0FKEA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2K8073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48</text:p>
          </table:table-cell>
          <table:table-cell office:value-type="string">
            <text:p>1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150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1</text:p>
          </table:table-cell>
          <table:table-cell office:value-type="string">
            <text:p>1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600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3</text:p>
          </table:table-cell>
          <table:table-cell office:value-type="string">
            <text:p>1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050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6</text:p>
          </table:table-cell>
          <table:table-cell office:value-type="string">
            <text:p>10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625 2987.5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2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string">
            <text:p>(606.25 1943.75)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Kemet</text:p>
          </table:table-cell>
          <table:table-cell office:value-type="string">
            <text:p>C0805C106K8PACTU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10V</text:p>
          </table:table-cell>
          <table:table-cell office:value-type="string">
            <text:p>digikey</text:p>
          </table:table-cell>
          <table:table-cell office:value-type="string">
            <text:p>399-4925-1-ND </text:p>
          </table:table-cell>
          <table:table-cell office:value-type="float" office:value="100">
            <text:p>100</text:p>
          </table:table-cell>
          <table:table-cell table:style-name="ce7" office:value-type="string">
            <text:p>399-4925-6-ND </text:p>
          </table:table-cell>
          <table:table-cell table:number-columns-repeated="972"/>
        </table:table-row>
        <table:table-row table:style-name="ro1">
          <table:table-cell office:value-type="string">
            <text:p>C19</text:p>
          </table:table-cell>
          <table:table-cell office:value-type="string">
            <text:p>10uF</text:p>
          </table:table-cell>
          <table:table-cell office:value-type="string">
            <text:p>C2220K</text:p>
          </table:table-cell>
          <table:table-cell office:value-type="string">
            <text:p>rcl</text:p>
          </table:table-cell>
          <table:table-cell office:value-type="string">
            <text:p>(3506.25 2925)</text:p>
          </table:table-cell>
          <table:table-cell office:value-type="string">
            <text:p>R2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TDK</text:p>
          </table:table-cell>
          <table:table-cell office:value-type="string">
            <text:p>C5750X7R1H106M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50V</text:p>
          </table:table-cell>
          <table:table-cell office:value-type="string">
            <text:p>Digikey</text:p>
          </table:table-cell>
          <table:table-cell office:value-type="string">
            <text:p>445-1454-1-ND </text:p>
          </table:table-cell>
          <table:table-cell office:value-type="float" office:value="10">
            <text:p>10</text:p>
          </table:table-cell>
          <table:table-cell table:number-columns-repeated="973"/>
        </table:table-row>
        <table:table-row table:style-name="ro1">
          <table:table-cell office:value-type="string">
            <text:p>L1</text:p>
          </table:table-cell>
          <table:table-cell office:value-type="string">
            <text:p>10uH</text:p>
          </table:table-cell>
          <table:table-cell office:value-type="string">
            <text:p>POWER-CHOKE_WE-TPC</text:p>
          </table:table-cell>
          <table:table-cell office:value-type="string">
            <text:p>ultimachine</text:p>
          </table:table-cell>
          <table:table-cell office:value-type="string">
            <text:p>(2937.5 2911.25)</text:p>
          </table:table-cell>
          <table:table-cell office:value-type="string">
            <text:p>R27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10uH inductor</text:p>
          </table:table-cell>
          <table:table-cell office:value-type="string">
            <text:p>Bourns</text:p>
          </table:table-cell>
          <table:table-cell office:value-type="string">
            <text:p>SRN6045-100M</text:p>
          </table:table-cell>
          <table:table-cell office:value-type="string">
            <text:p>L</text:p>
          </table:table-cell>
          <table:table-cell office:value-type="string">
            <text:p>10uH</text:p>
          </table:table-cell>
          <table:table-cell office:value-type="string">
            <text:p>DCR</text:p>
          </table:table-cell>
          <table:table-cell office:value-type="string">
            <text:p>0.059Ohm</text:p>
          </table:table-cell>
          <table:table-cell office:value-type="string">
            <text:p>IDC</text:p>
          </table:table-cell>
          <table:table-cell office:value-type="string">
            <text:p>2.5A</text:p>
          </table:table-cell>
          <table:table-cell office:value-type="string">
            <text:p>newark</text:p>
          </table:table-cell>
          <table:table-cell office:value-type="string">
            <text:p>64T2380 </text:p>
          </table:table-cell>
          <table:table-cell office:value-type="float" office:value="10">
            <text:p>10</text:p>
          </table:table-cell>
          <table:table-cell table:number-columns-repeated="973"/>
        </table:table-row>
        <table:table-row table:style-name="ro1">
          <table:table-cell office:value-type="string">
            <text:p>Y1</text:p>
          </table:table-cell>
          <table:table-cell office:value-type="string">
            <text:p>16MHz KX-7</text:p>
          </table:table-cell>
          <table:table-cell office:value-type="string">
            <text:p>CRYSTAL-3.2-2.5</text:p>
          </table:table-cell>
          <table:table-cell office:value-type="string">
            <text:p>SmartPrj</text:p>
          </table:table-cell>
          <table:table-cell office:value-type="string">
            <text:p>(1531.25 2350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6MHz KX-7 10ppm crystal</text:p>
          </table:table-cell>
          <table:table-cell office:value-type="string">
            <text:p>TXC</text:p>
          </table:table-cell>
          <table:table-cell office:value-type="string">
            <text:p>7m-16.000MEEQ-T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717-7M-16.000MEEQ-T </text:p>
          </table:table-cell>
          <table:table-cell office:value-type="float" office:value="20">
            <text:p>20</text:p>
          </table:table-cell>
          <table:table-cell office:value-type="string">
            <text:p>newark</text:p>
          </table:table-cell>
          <table:table-cell table:style-name="ce7" office:value-type="string">
            <text:p>86R1526 </text:p>
          </table:table-cell>
          <table:table-cell table:number-columns-repeated="971"/>
        </table:table-row>
        <table:table-row table:style-name="ro1" table:visibility="collapse">
          <table:table-cell office:value-type="string">
            <text:p>Y2</text:p>
          </table:table-cell>
          <table:table-cell office:value-type="string">
            <text:p>16MHz KX-7</text:p>
          </table:table-cell>
          <table:table-cell office:value-type="string">
            <text:p>CRYSTAL-3.2-2.5</text:p>
          </table:table-cell>
          <table:table-cell office:value-type="string">
            <text:p>SmartPrj</text:p>
          </table:table-cell>
          <table:table-cell office:value-type="string">
            <text:p>(805 206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3">
          <table:table-cell office:value-type="string">
            <text:p>R5</text:p>
          </table:table-cell>
          <table:table-cell office:value-type="string">
            <text:p>18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(3560.87598 3133.46457</text:p>
          </table:table-cell>
          <table:table-cell office:value-type="string">
            <text:p>) R2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 office:value-type="string">
            <text:p>RESISTOR, THICK FILM, 18KOHM, 100mW, 1% </text:p>
          </table:table-cell>
          <table:table-cell office:value-type="string">
            <text:p>Panasonic</text:p>
          </table:table-cell>
          <table:table-cell table:style-name="ce7" office:value-type="string">
            <text:p>ERJ3EKF1802V </text:p>
          </table:table-cell>
          <table:table-cell table:number-columns-repeated="3"/>
          <table:table-cell table:style-name="ce11"/>
          <table:table-cell table:number-columns-repeated="2"/>
          <table:table-cell office:value-type="string">
            <text:p>Newark</text:p>
          </table:table-cell>
          <table:table-cell table:style-name="ce7" office:value-type="string">
            <text:p>64R5325 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3" table:visibility="collapse">
          <table:table-cell office:value-type="string">
            <text:p>R3</text:p>
          </table:table-cell>
          <table:table-cell office:value-type="string">
            <text:p>18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(3018.75 3162.5)</text:p>
          </table:table-cell>
          <table:table-cell office:value-type="string">
            <text:p>R0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RESISTOR, THICK FILM, 18KOHM, 100mW, 1% </text:p>
          </table:table-cell>
          <table:table-cell office:value-type="string">
            <text:p>Panasonic</text:p>
          </table:table-cell>
          <table:table-cell table:style-name="ce7" office:value-type="string">
            <text:p>ERJ3EKF1802V </text:p>
          </table:table-cell>
          <table:table-cell table:number-columns-repeated="3"/>
          <table:table-cell table:style-name="ce11"/>
          <table:table-cell table:number-columns-repeated="2"/>
          <table:table-cell office:value-type="string">
            <text:p>Newark</text:p>
          </table:table-cell>
          <table:table-cell table:style-name="ce7" office:value-type="string">
            <text:p>64R5325 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3">
          <table:table-cell office:value-type="string">
            <text:p>RN5</text:p>
          </table:table-cell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1125 2052.5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office:value-type="string">
            <text:p>Resistor Networks &amp; Arrays 1K 5% Convex 4resistors </text:p>
          </table:table-cell>
          <table:table-cell office:value-type="string">
            <text:p>Bourns</text:p>
          </table:table-cell>
          <table:table-cell office:value-type="string">
            <text:p>CAY16-102J4LF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652-CAY16-102J4LF</text:p>
          </table:table-cell>
          <table:table-cell office:value-type="float" office:value="100">
            <text:p>100</text:p>
          </table:table-cell>
          <table:table-cell table:number-columns-repeated="973"/>
        </table:table-row>
        <table:table-row table:style-name="ro3">
          <table:table-cell office:value-type="string">
            <text:p>R33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67.5 2885)</text:p>
          </table:table-cell>
          <table:table-cell office:value-type="string">
            <text:p>R180</text:p>
          </table:table-cell>
          <table:table-cell table:number-columns-repeated="2" office:value-type="float" office:value="8">
            <text:p>8</text:p>
          </table:table-cell>
          <table:table-cell table:style-name="ce7" office:value-type="string">
            <text:p>RESISTOR, THICK FILM, 1KOHM, 100mW, 1% </text:p>
          </table:table-cell>
          <table:table-cell office:value-type="string">
            <text:p>Panasonic</text:p>
          </table:table-cell>
          <table:table-cell office:value-type="string">
            <text:p>ERJ3EKF1000V </text:p>
          </table:table-cell>
          <table:table-cell table:number-columns-repeated="6"/>
          <table:table-cell office:value-type="string">
            <text:p>Mouser</text:p>
          </table:table-cell>
          <table:table-cell table:style-name="ce7" office:value-type="string">
            <text:p>ERJ3EKF1001V</text:p>
          </table:table-cell>
          <table:table-cell office:value-type="float" office:value="1000">
            <text:p>1000</text:p>
          </table:table-cell>
          <table:table-cell office:value-type="string">
            <text:p>Newark</text:p>
          </table:table-cell>
          <table:table-cell office:value-type="string">
            <text:p>64R5308</text:p>
          </table:table-cell>
          <table:table-cell table:number-columns-repeated="971"/>
        </table:table-row>
        <table:table-row table:style-name="ro1" table:visibility="collapse">
          <table:table-cell office:value-type="string">
            <text:p>R34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162.5 240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35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67.55906 2785.55118)</text:p>
          </table:table-cell>
          <table:table-cell office:value-type="string">
            <text:p><text:s/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0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656.25 2812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41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375 2862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0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000 286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5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900 2837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58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275 295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C7</text:p>
          </table:table-cell>
          <table:table-cell office:value-type="string">
            <text:p>1n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2320.15748 1811.3189)</text:p>
          </table:table-cell>
          <table:table-cell office:value-type="string">
            <text:p><text:s/>R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n (1000pF) 25V capacitor</text:p>
          </table:table-cell>
          <table:table-cell office:value-type="string">
            <text:p>yageo</text:p>
          </table:table-cell>
          <table:table-cell office:value-type="string">
            <text:p>CC0603JRNPO8BN102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8R4711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>
          <table:table-cell office:value-type="string">
            <text:p>C16</text:p>
          </table:table-cell>
          <table:table-cell office:value-type="string">
            <text:p>1u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650 2492.5)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uF 10V capacitor</text:p>
          </table:table-cell>
          <table:table-cell office:value-type="string">
            <text:p>yageo</text:p>
          </table:table-cell>
          <table:table-cell office:value-type="string">
            <text:p>CC0603ZRY5V6BB105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8R4827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>
          <table:table-cell office:value-type="string">
            <text:p>C1</text:p>
          </table:table-cell>
          <table:table-cell office:value-type="string">
            <text:p>22p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282.5 2732.5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22pF 50V capacitor</text:p>
          </table:table-cell>
          <table:table-cell office:value-type="string">
            <text:p>TDK</text:p>
          </table:table-cell>
          <table:table-cell office:value-type="string">
            <text:p>C1608C0G1H220J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0R7643 </text:p>
          </table:table-cell>
          <table:table-cell office:value-type="float" office:value="500">
            <text:p>5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C12</text:p>
          </table:table-cell>
          <table:table-cell office:value-type="string">
            <text:p>22p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910 2060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13</text:p>
          </table:table-cell>
          <table:table-cell office:value-type="string">
            <text:p>22p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700 206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7</text:p>
          </table:table-cell>
          <table:table-cell office:value-type="string">
            <text:p>22p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531.25 2237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C58</text:p>
          </table:table-cell>
          <table:table-cell office:value-type="string">
            <text:p>22pF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531.25 2462.5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1</text:p>
          </table:table-cell>
          <table:table-cell office:value-type="string">
            <text:p>22R</text:p>
          </table:table-cell>
          <table:table-cell office:value-type="string">
            <text:p>R0402</text:p>
          </table:table-cell>
          <table:table-cell office:value-type="string">
            <text:p>rcl</text:p>
          </table:table-cell>
          <table:table-cell office:value-type="string">
            <text:p>(575 2256.25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2R (22ohm) 62.5mW 1% resistor</text:p>
          </table:table-cell>
          <table:table-cell office:value-type="string">
            <text:p>Yageo</text:p>
          </table:table-cell>
          <table:table-cell office:value-type="string">
            <text:p>RC0402FR-0722RL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7R9912 </text:p>
          </table:table-cell>
          <table:table-cell office:value-type="float" office:value="200">
            <text:p>200</text:p>
          </table:table-cell>
          <table:table-cell table:style-name="ce7" office:value-type="string">
            <text:p><text:a xlink:href="http://www.newark.com/vishay-dale/crcw040222r0fked/resistor-thick-film-chip-22ohm/dp/52K6847">52K6847</text:a> </text:p>
          </table:table-cell>
          <table:table-cell table:number-columns-repeated="972"/>
        </table:table-row>
        <table:table-row table:style-name="ro1" table:visibility="collapse">
          <table:table-cell office:value-type="string">
            <text:p>R2</text:p>
          </table:table-cell>
          <table:table-cell office:value-type="string">
            <text:p>22R</text:p>
          </table:table-cell>
          <table:table-cell office:value-type="string">
            <text:p>R0402</text:p>
          </table:table-cell>
          <table:table-cell office:value-type="string">
            <text:p>rcl</text:p>
          </table:table-cell>
          <table:table-cell office:value-type="string">
            <text:p>(575 2343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4">
          <table:table-cell office:value-type="string">
            <text:p>C21</text:p>
          </table:table-cell>
          <table:table-cell office:value-type="string">
            <text:p>22uF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string">
            <text:p>(2738.75 2890.99409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office:value-type="string">
            <text:p>Multilayer Ceramic Capacitors (MLCC) - SMD/SMT 0805 22uF 6.3volts X5R 20% </text:p>
          </table:table-cell>
          <table:table-cell office:value-type="string">
            <text:p>Murata</text:p>
          </table:table-cell>
          <table:table-cell office:value-type="string">
            <text:p>GRM21BR60J226ME39L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9mOhm</text:p>
          </table:table-cell>
          <table:table-cell office:value-type="string">
            <text:p>VDC</text:p>
          </table:table-cell>
          <table:table-cell office:value-type="float" office:value="6.3">
            <text:p>6.3</text:p>
          </table:table-cell>
          <table:table-cell office:value-type="string">
            <text:p>Mouser</text:p>
          </table:table-cell>
          <table:table-cell office:value-type="string">
            <text:p>81-GRM21R60J226ME39L</text:p>
          </table:table-cell>
          <table:table-cell table:number-columns-repeated="974"/>
        </table:table-row>
        <table:table-row table:style-name="ro4">
          <table:table-cell office:value-type="string">
            <text:p>C20</text:p>
          </table:table-cell>
          <table:table-cell office:value-type="string">
            <text:p>1.8n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string">
            <text:p>(3018.75 3238.75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office:value-type="string">
            <text:p>Multilayer Ceramic Capacitors (MLCC) - SMD/SMT 0603 1800pF 50volts C0G 5% </text:p>
          </table:table-cell>
          <table:table-cell office:value-type="string">
            <text:p>Murata</text:p>
          </table:table-cell>
          <table:table-cell office:value-type="string">
            <text:p>GRM1885C1H182JA01D</text:p>
          </table:table-cell>
          <table:table-cell office:value-type="string">
            <text:p>Cap</text:p>
          </table:table-cell>
          <table:table-cell office:value-type="string">
            <text:p>1.8n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office:value-type="string">
            <text:p>VDC</text:p>
          </table:table-cell>
          <table:table-cell office:value-type="float" office:value="50">
            <text:p>50</text:p>
          </table:table-cell>
          <table:table-cell office:value-type="string">
            <text:p>Mouser</text:p>
          </table:table-cell>
          <table:table-cell office:value-type="string">
            <text:p>81-GRM1885C1H182JA0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U$6</text:p>
          </table:table-cell>
          <table:table-cell table:style-name="ce1" office:value-type="string">
            <text:p>32u2 EXT</text:p>
          </table:table-cell>
          <table:table-cell table:style-name="ce1" office:value-type="string">
            <text:p>2X8</text:p>
          </table:table-cell>
          <table:table-cell table:style-name="ce1" office:value-type="string">
            <text:p>SparkFun</text:p>
          </table:table-cell>
          <table:table-cell table:style-name="ce1" office:value-type="string">
            <text:p>(1375 1875)</text:p>
          </table:table-cell>
          <table:table-cell table:style-name="ce1" office:value-type="string">
            <text:p>R9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984"/>
          <table:table-cell/>
        </table:table-row>
        <table:table-row table:style-name="ro1">
          <table:table-cell table:style-name="ce2" office:value-type="string">
            <text:p>ICSP</text:p>
          </table:table-cell>
          <table:table-cell table:style-name="ce2" office:value-type="string">
            <text:p>3x2M</text:p>
          </table:table-cell>
          <table:table-cell table:style-name="ce2" office:value-type="string">
            <text:p>2X03</text:p>
          </table:table-cell>
          <table:table-cell table:style-name="ce2" office:value-type="string">
            <text:p>SmartPrj</text:p>
          </table:table-cell>
          <table:table-cell table:style-name="ce2" office:value-type="string">
            <text:p>(1687.5 2762.5)</text:p>
          </table:table-cell>
          <table:table-cell table:style-name="ce2" office:value-type="string">
            <text:p>R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2"/>
          <table:table-cell table:style-name="ce2" office:value-type="string">
            <text:p>00989</text:p>
          </table:table-cell>
          <table:table-cell table:style-name="ce2" table:number-columns-repeated="971"/>
          <table:table-cell/>
        </table:table-row>
        <table:table-row table:style-name="ro1" table:visibility="collapse">
          <table:table-cell office:value-type="string">
            <text:p>ICSP1</text:p>
          </table:table-cell>
          <table:table-cell office:value-type="string">
            <text:p>3x2M</text:p>
          </table:table-cell>
          <table:table-cell office:value-type="string">
            <text:p>2X03</text:p>
          </table:table-cell>
          <table:table-cell office:value-type="string">
            <text:p>SmartPrj</text:p>
          </table:table-cell>
          <table:table-cell office:value-type="string">
            <text:p>(967.5 2717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27</text:p>
          </table:table-cell>
          <table:table-cell office:value-type="string">
            <text:p>4K7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261.41732 1446.45669</text:p>
          </table:table-cell>
          <table:table-cell office:value-type="string">
            <text:p>) R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4K7 (4.7Kohm) 100mW 1% resistor</text:p>
          </table:table-cell>
          <table:table-cell office:value-type="string">
            <text:p>Panasonic</text:p>
          </table:table-cell>
          <table:table-cell office:value-type="string">
            <text:p>ERJ3EKF4701V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64R5349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31</text:p>
          </table:table-cell>
          <table:table-cell office:value-type="string">
            <text:p>4K7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262.5 2280.5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36</text:p>
          </table:table-cell>
          <table:table-cell office:value-type="string">
            <text:p>4K7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262.5 1980.5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38</text:p>
          </table:table-cell>
          <table:table-cell office:value-type="string">
            <text:p>4K7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262.5 1705.5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R64</text:p>
          </table:table-cell>
          <table:table-cell office:value-type="string">
            <text:p>53.6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(3181.25 3245)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53.6Kohm 100mW 1%</text:p>
          </table:table-cell>
          <table:table-cell office:value-type="string">
            <text:p>Vishay</text:p>
          </table:table-cell>
          <table:table-cell office:value-type="string">
            <text:p>CRCW060353K6FKEA</text:p>
          </table:table-cell>
          <table:table-cell office:value-type="string">
            <text:p>Resistance</text:p>
          </table:table-cell>
          <table:table-cell office:value-type="string">
            <text:p>62KOhm</text:p>
          </table:table-cell>
          <table:table-cell office:value-type="string">
            <text:p>Tolerance</text:p>
          </table:table-cell>
          <table:table-cell table:style-name="ce11" office:value-type="percentage" office:value="0.005">
            <text:p>0.50%</text:p>
          </table:table-cell>
          <table:table-cell office:value-type="string">
            <text:p>Power</text:p>
          </table:table-cell>
          <table:table-cell office:value-type="string">
            <text:p>0.1W</text:p>
          </table:table-cell>
          <table:table-cell office:value-type="string">
            <text:p>Newark</text:p>
          </table:table-cell>
          <table:table-cell office:value-type="string">
            <text:p>72M6845 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3">
          <table:table-cell office:value-type="string">
            <text:p>R29</text:p>
          </table:table-cell>
          <table:table-cell office:value-type="string">
            <text:p>56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21.06299 1125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7" office:value-type="string">
            <text:p>RESISTOR, THICK FILM, 56OHM, 100mW, 5% </text:p>
          </table:table-cell>
          <table:table-cell office:value-type="string">
            <text:p>Vishay</text:p>
          </table:table-cell>
          <table:table-cell table:style-name="ce7" office:value-type="string">
            <text:p>CRCW060356R0JNEA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59M6825 </text:p>
          </table:table-cell>
          <table:table-cell table:number-columns-repeated="974"/>
        </table:table-row>
        <table:table-row table:style-name="ro1" table:visibility="collapse">
          <table:table-cell office:value-type="string">
            <text:p>R65</text:p>
          </table:table-cell>
          <table:table-cell office:value-type="string">
            <text:p>56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917.12598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6</text:p>
          </table:table-cell>
          <table:table-cell office:value-type="string">
            <text:p>56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696.25984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7</text:p>
          </table:table-cell>
          <table:table-cell office:value-type="string">
            <text:p>56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2472.44094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68</text:p>
          </table:table-cell>
          <table:table-cell office:value-type="string">
            <text:p>56r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3172.44094 112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3">
          <table:table-cell office:value-type="string">
            <text:p>R30</text:p>
          </table:table-cell>
          <table:table-cell office:value-type="string">
            <text:p>4.99K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(1794.88189 1344.04528</text:p>
          </table:table-cell>
          <table:table-cell office:value-type="string">
            <text:p>) R2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office:value-type="string">
            <text:p>RESISTOR, THICK FILM, 4.99KOHM, 100mW, 1% </text:p>
          </table:table-cell>
          <table:table-cell office:value-type="string">
            <text:p>Vishay</text:p>
          </table:table-cell>
          <table:table-cell table:style-name="ce7" office:value-type="string">
            <text:p>CRCW06034K99FKEA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52K8500 </text:p>
          </table:table-cell>
          <table:table-cell table:number-columns-repeated="974"/>
        </table:table-row>
        <table:table-row table:style-name="ro2">
          <table:table-cell office:value-type="string">
            <text:p>U$1</text:p>
          </table:table-cell>
          <table:table-cell office:value-type="string">
            <text:p>A4982QFN32</text:p>
          </table:table-cell>
          <table:table-cell office:value-type="string">
            <text:p>QFN32TP</text:p>
          </table:table-cell>
          <table:table-cell office:value-type="string">
            <text:p>ultimachine</text:p>
          </table:table-cell>
          <table:table-cell office:value-type="string">
            <text:p>(550 750)</text:p>
          </table:table-cell>
          <table:table-cell office:value-type="string">
            <text:p>R18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a4984</text:p>
          </table:table-cell>
          <table:table-cell office:value-type="string">
            <text:p>Allegro</text:p>
          </table:table-cell>
          <table:table-cell office:value-type="string">
            <text:p>A4984</text:p>
          </table:table-cell>
          <table:table-cell table:number-columns-repeated="6"/>
          <table:table-cell office:value-type="string">
            <text:p>Digikey</text:p>
          </table:table-cell>
          <table:table-cell table:style-name="ce7" office:value-type="string">
            <text:p>620-1455-1-ND </text:p>
          </table:table-cell>
          <table:table-cell table:number-columns-repeated="974"/>
        </table:table-row>
        <table:table-row table:style-name="ro1" table:visibility="collapse">
          <table:table-cell office:value-type="string">
            <text:p>U$3</text:p>
          </table:table-cell>
          <table:table-cell office:value-type="string">
            <text:p>A4982QFN32</text:p>
          </table:table-cell>
          <table:table-cell office:value-type="string">
            <text:p>QFN32TP</text:p>
          </table:table-cell>
          <table:table-cell office:value-type="string">
            <text:p>ultimachine</text:p>
          </table:table-cell>
          <table:table-cell office:value-type="string">
            <text:p>(1275 75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U$4</text:p>
          </table:table-cell>
          <table:table-cell office:value-type="string">
            <text:p>A4982QFN32</text:p>
          </table:table-cell>
          <table:table-cell office:value-type="string">
            <text:p>QFN32TP</text:p>
          </table:table-cell>
          <table:table-cell office:value-type="string">
            <text:p>ultimachine</text:p>
          </table:table-cell>
          <table:table-cell office:value-type="string">
            <text:p>(2050 75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U$8</text:p>
          </table:table-cell>
          <table:table-cell office:value-type="string">
            <text:p>A4982QFN32</text:p>
          </table:table-cell>
          <table:table-cell office:value-type="string">
            <text:p>QFN32TP</text:p>
          </table:table-cell>
          <table:table-cell office:value-type="string">
            <text:p>ultimachine</text:p>
          </table:table-cell>
          <table:table-cell office:value-type="string">
            <text:p>(2750 75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U$9</text:p>
          </table:table-cell>
          <table:table-cell office:value-type="string">
            <text:p>A4982QFN32</text:p>
          </table:table-cell>
          <table:table-cell office:value-type="string">
            <text:p>QFN32TP</text:p>
          </table:table-cell>
          <table:table-cell office:value-type="string">
            <text:p>ultimachine</text:p>
          </table:table-cell>
          <table:table-cell office:value-type="string">
            <text:p>(3450 75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U4</text:p>
          </table:table-cell>
          <table:table-cell office:value-type="string">
            <text:p>AD5206</text:p>
          </table:table-cell>
          <table:table-cell office:value-type="string">
            <text:p>TSSOP24</text:p>
          </table:table-cell>
          <table:table-cell office:value-type="string">
            <text:p>untitled</text:p>
          </table:table-cell>
          <table:table-cell office:value-type="string">
            <text:p>(2012.5 1450)</text:p>
          </table:table-cell>
          <table:table-cell office:value-type="string">
            <text:p>R0</text:p>
          </table:table-cell>
          <table:table-cell office:value-type="string">
            <text:p>tube</text:p>
          </table:table-cell>
          <table:table-cell office:value-type="float" office:value="1">
            <text:p>1</text:p>
          </table:table-cell>
          <table:table-cell office:value-type="string">
            <text:p>AD5206 (IC)</text:p>
          </table:table-cell>
          <table:table-cell/>
          <table:table-cell office:value-type="string">
            <text:p>AD5206BRUZ10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D5206BRUZ10-ND </text:p>
          </table:table-cell>
          <table:table-cell office:value-type="float" office:value="12">
            <text:p>12</text:p>
          </table:table-cell>
          <table:table-cell table:number-columns-repeated="973"/>
        </table:table-row>
        <table:table-row table:style-name="ro1">
          <table:table-cell table:style-name="ce1" office:value-type="string">
            <text:p>JP1</text:p>
          </table:table-cell>
          <table:table-cell table:style-name="ce1" office:value-type="string">
            <text:p>Analog-Ext</text:p>
          </table:table-cell>
          <table:table-cell table:style-name="ce1" office:value-type="string">
            <text:p>1X08</text:p>
          </table:table-cell>
          <table:table-cell table:style-name="ce1" office:value-type="string">
            <text:p>SparkFun</text:p>
          </table:table-cell>
          <table:table-cell table:style-name="ce1" office:value-type="string">
            <text:p>(3075 1393.50394)</text:p>
          </table:table-cell>
          <table:table-cell table:style-name="ce1" office:value-type="string">
            <text:p>R9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984"/>
          <table:table-cell/>
        </table:table-row>
        <table:table-row table:style-name="ro5">
          <table:table-cell office:value-type="string">
            <text:p>U1</text:p>
          </table:table-cell>
          <table:table-cell office:value-type="string">
            <text:p>ATMEGA16U2-MUR</text:p>
          </table:table-cell>
          <table:table-cell office:value-type="string">
            <text:p>MLF32</text:p>
          </table:table-cell>
          <table:table-cell office:value-type="string">
            <text:p>SmartPrj</text:p>
          </table:table-cell>
          <table:table-cell office:value-type="string">
            <text:p>(845 2335)</text:p>
          </table:table-cell>
          <table:table-cell office:value-type="string">
            <text:p>R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TMEGA16U2-MUR (IC)</text:p>
          </table:table-cell>
          <table:table-cell office:value-type="string">
            <text:p>Atmega</text:p>
          </table:table-cell>
          <table:table-cell office:value-type="string">
            <text:p>ATMEGA32U2-MU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TMEGA32U2-MU-ND </text:p>
          </table:table-cell>
          <table:table-cell office:value-type="float" office:value="25">
            <text:p>25</text:p>
          </table:table-cell>
          <table:table-cell office:value-type="string">
            <text:p>mouser</text:p>
          </table:table-cell>
          <table:table-cell table:style-name="ce7" office:value-type="string">
            <text:p>556-ATMEGA32U2-MU </text:p>
          </table:table-cell>
          <table:table-cell table:number-columns-repeated="971"/>
        </table:table-row>
        <table:table-row table:style-name="ro1">
          <table:table-cell office:value-type="string">
            <text:p>U2</text:p>
          </table:table-cell>
          <table:table-cell office:value-type="string">
            <text:p>ATMEGA2560-16AU</text:p>
          </table:table-cell>
          <table:table-cell office:value-type="string">
            <text:p>TQFP100</text:p>
          </table:table-cell>
          <table:table-cell office:value-type="string">
            <text:p>SmartPrj</text:p>
          </table:table-cell>
          <table:table-cell office:value-type="string">
            <text:p>(2166 2300)</text:p>
          </table:table-cell>
          <table:table-cell office:value-type="string">
            <text:p>R270</text:p>
          </table:table-cell>
          <table:table-cell office:value-type="string">
            <text:p>tray</text:p>
          </table:table-cell>
          <table:table-cell office:value-type="float" office:value="1">
            <text:p>1</text:p>
          </table:table-cell>
          <table:table-cell office:value-type="string">
            <text:p>ATMEGA2560-16AU (IC)</text:p>
          </table:table-cell>
          <table:table-cell/>
          <table:table-cell office:value-type="string">
            <text:p>ATMEGA2560-16AU</text:p>
          </table:table-cell>
          <table:table-cell table:number-columns-repeated="6"/>
          <table:table-cell office:value-type="string">
            <text:p>Digikey</text:p>
          </table:table-cell>
          <table:table-cell office:value-type="string">
            <text:p>ATMEGA2560-16AU-ND </text:p>
          </table:table-cell>
          <table:table-cell office:value-type="float" office:value="25">
            <text:p>25</text:p>
          </table:table-cell>
          <table:table-cell office:value-type="string">
            <text:p>Newark</text:p>
          </table:table-cell>
          <table:table-cell table:style-name="ce7" office:value-type="string">
            <text:p>68T2776 </text:p>
          </table:table-cell>
          <table:table-cell table:number-columns-repeated="971"/>
        </table:table-row>
        <table:table-row table:style-name="ro1">
          <table:table-cell office:value-type="string">
            <text:p>D2</text:p>
          </table:table-cell>
          <table:table-cell office:value-type="string">
            <text:p>B240A-13-F</text:p>
          </table:table-cell>
          <table:table-cell office:value-type="string">
            <text:p>SMA</text:p>
          </table:table-cell>
          <table:table-cell office:value-type="string">
            <text:p>ultimachine1</text:p>
          </table:table-cell>
          <table:table-cell office:value-type="string">
            <text:p>(3206.25 2900)</text:p>
          </table:table-cell>
          <table:table-cell office:value-type="string">
            <text:p>R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40V 2A Diode</text:p>
          </table:table-cell>
          <table:table-cell office:value-type="string">
            <text:p>Diodes Inc.</text:p>
          </table:table-cell>
          <table:table-cell office:value-type="string">
            <text:p>B240A-13-F</text:p>
          </table:table-cell>
          <table:table-cell office:value-type="string">
            <text:p>VFatIo</text:p>
          </table:table-cell>
          <table:table-cell office:value-type="string">
            <text:p>0.5V</text:p>
          </table:table-cell>
          <table:table-cell office:value-type="string">
            <text:p>Io</text:p>
          </table:table-cell>
          <table:table-cell office:value-type="string">
            <text:p>2A</text:p>
          </table:table-cell>
          <table:table-cell office:value-type="string">
            <text:p>VRRM</text:p>
          </table:table-cell>
          <table:table-cell office:value-type="string">
            <text:p>40V</text:p>
          </table:table-cell>
          <table:table-cell office:value-type="string">
            <text:p>Digikey</text:p>
          </table:table-cell>
          <table:table-cell office:value-type="string">
            <text:p>B240A-FDIDKR-ND </text:p>
          </table:table-cell>
          <table:table-cell office:value-type="float" office:value="100">
            <text:p>100</text:p>
          </table:table-cell>
          <table:table-cell table:number-columns-repeated="973"/>
        </table:table-row>
        <table:table-row table:style-name="ro1">
          <table:table-cell office:value-type="string">
            <text:p>D4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753.75 2705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00V 150mA diode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9J8040 </text:p>
          </table:table-cell>
          <table:table-cell office:value-type="float" office:value="1000">
            <text:p>10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D5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1472.5 2762.5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5">
          <table:table-cell office:value-type="string">
            <text:p>Z1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75 2190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5V 20V varistor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97M3815 </text:p>
          </table:table-cell>
          <table:table-cell office:value-type="float" office:value="100">
            <text:p>100</text:p>
          </table:table-cell>
          <table:table-cell office:value-type="string">
            <text:p>Mouser</text:p>
          </table:table-cell>
          <table:table-cell table:style-name="ce7" office:value-type="string">
            <text:p>652-CG0603MLC-05E </text:p>
          </table:table-cell>
          <table:table-cell table:number-columns-repeated="971"/>
        </table:table-row>
        <table:table-row table:style-name="ro1" table:visibility="collapse">
          <table:table-cell office:value-type="string">
            <text:p>Z2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75 241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table:style-name="ce3" office:value-type="string">
            <text:p>R28</text:p>
          </table:table-cell>
          <table:table-cell table:style-name="ce3" office:value-type="string">
            <text:p>CG0603MLC-05E</text:p>
          </table:table-cell>
          <table:table-cell table:style-name="ce3" office:value-type="string">
            <text:p>R060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(3261.41732 1360.62992</text:p>
          </table:table-cell>
          <table:table-cell table:style-name="ce3" office:value-type="string">
            <text:p>) R0</text:p>
          </table:table-cell>
          <table:table-cell table:style-name="ce3"/>
          <table:table-cell table:style-name="ce3" table:number-columns-repeated="985"/>
          <table:table-cell/>
        </table:table-row>
        <table:table-row table:style-name="ro1" table:visibility="collapse">
          <table:table-cell table:style-name="ce3" office:value-type="string">
            <text:p>R32</text:p>
          </table:table-cell>
          <table:table-cell table:style-name="ce3" office:value-type="string">
            <text:p>CG0603MLC-05E</text:p>
          </table:table-cell>
          <table:table-cell table:style-name="ce3" office:value-type="string">
            <text:p>R060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(3262.5 2180.51181)</text:p>
          </table:table-cell>
          <table:table-cell table:style-name="ce3" office:value-type="string">
            <text:p>R0</text:p>
          </table:table-cell>
          <table:table-cell table:style-name="ce3"/>
          <table:table-cell table:style-name="ce3" table:number-columns-repeated="985"/>
          <table:table-cell/>
        </table:table-row>
        <table:table-row table:style-name="ro1" table:visibility="collapse">
          <table:table-cell table:style-name="ce3" office:value-type="string">
            <text:p>R37</text:p>
          </table:table-cell>
          <table:table-cell table:style-name="ce3" office:value-type="string">
            <text:p>CG0603MLC-05E</text:p>
          </table:table-cell>
          <table:table-cell table:style-name="ce3" office:value-type="string">
            <text:p>R060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(3262.5 1880.51181)</text:p>
          </table:table-cell>
          <table:table-cell table:style-name="ce3" office:value-type="string">
            <text:p>R0</text:p>
          </table:table-cell>
          <table:table-cell table:style-name="ce3"/>
          <table:table-cell table:style-name="ce3" table:number-columns-repeated="985"/>
          <table:table-cell/>
        </table:table-row>
        <table:table-row table:style-name="ro1" table:visibility="collapse">
          <table:table-cell table:style-name="ce3" office:value-type="string">
            <text:p>R39</text:p>
          </table:table-cell>
          <table:table-cell table:style-name="ce3" office:value-type="string">
            <text:p>CG0603MLC-05E</text:p>
          </table:table-cell>
          <table:table-cell table:style-name="ce3" office:value-type="string">
            <text:p>R060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(3262.5 1630.51181)</text:p>
          </table:table-cell>
          <table:table-cell table:style-name="ce3" office:value-type="string">
            <text:p>R0</text:p>
          </table:table-cell>
          <table:table-cell table:style-name="ce3"/>
          <table:table-cell table:style-name="ce3" table:number-columns-repeated="985"/>
          <table:table-cell/>
        </table:table-row>
        <table:table-row table:style-name="ro1">
          <table:table-cell table:style-name="ce2" office:value-type="string">
            <text:p>U$7</text:p>
          </table:table-cell>
          <table:table-cell table:style-name="ce2" office:value-type="string">
            <text:p>EXT-2</text:p>
          </table:table-cell>
          <table:table-cell table:style-name="ce2" office:value-type="string">
            <text:p>2X10</text:p>
          </table:table-cell>
          <table:table-cell table:style-name="ce2" office:value-type="string">
            <text:p>SparkFun</text:p>
          </table:table-cell>
          <table:table-cell table:style-name="ce2" office:value-type="string">
            <text:p>(3112.5 2607.18504)</text:p>
          </table:table-cell>
          <table:table-cell table:style-name="ce2" office:value-type="string">
            <text:p>R0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2x10 header</text:p>
          </table:table-cell>
          <table:table-cell table:style-name="ce2" table:number-columns-repeated="8"/>
          <table:table-cell table:style-name="ce2" office:value-type="string">
            <text:p>Newark</text:p>
          </table:table-cell>
          <table:table-cell table:style-name="ce7" office:value-type="string">
            <text:p>08N6794 </text:p>
          </table:table-cell>
          <table:table-cell table:style-name="ce2"/>
          <table:table-cell table:style-name="ce7" office:value-type="string">
            <text:p>01000  </text:p>
          </table:table-cell>
          <table:table-cell table:style-name="ce2" table:number-columns-repeated="971"/>
          <table:table-cell/>
        </table:table-row>
        <table:table-row table:style-name="ro1">
          <table:table-cell table:style-name="ce2" office:value-type="string">
            <text:p>X17</text:p>
          </table:table-cell>
          <table:table-cell table:style-name="ce2" office:value-type="string">
            <text:p>Fan 0</text:p>
          </table:table-cell>
          <table:table-cell table:style-name="ce2" office:value-type="string">
            <text:p>MSTBV2</text:p>
          </table:table-cell>
          <table:table-cell table:style-name="ce2" office:value-type="string">
            <text:p>con-phoenix-508</text:p>
          </table:table-cell>
          <table:table-cell table:style-name="ce2" office:value-type="string">
            <text:p>(1050 3700)</text:p>
          </table:table-cell>
          <table:table-cell table:style-name="ce2" office:value-type="string">
            <text:p>R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2 pin fixed terminal block</text:p>
          </table:table-cell>
          <table:table-cell table:style-name="ce2"/>
          <table:table-cell table:style-name="ce2" office:value-type="float" office:value="1758018">
            <text:p>1758018</text:p>
          </table:table-cell>
          <table:table-cell table:style-name="ce2" table:number-columns-repeated="6"/>
          <table:table-cell table:style-name="ce2" office:value-type="string">
            <text:p>Mouser</text:p>
          </table:table-cell>
          <table:table-cell table:style-name="ce2" office:value-type="string">
            <text:p>651-1758018 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972"/>
          <table:table-cell/>
        </table:table-row>
        <table:table-row table:style-name="ro1">
          <table:table-cell table:style-name="ce2" table:number-columns-repeated="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2 pin fixed terminal block</text:p>
          </table:table-cell>
          <table:table-cell table:style-name="ce2" office:value-type="string">
            <text:p>Molex</text:p>
          </table:table-cell>
          <table:table-cell table:style-name="ce7" office:value-type="string">
            <text:p>39531-1002 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2" office:value-type="string">
            <text:p>20M7319</text:p>
          </table:table-cell>
          <table:table-cell table:style-name="ce2" table:number-columns-repeated="973"/>
          <table:table-cell/>
        </table:table-row>
        <table:table-row table:style-name="ro1">
          <table:table-cell table:style-name="ce2" table:number-columns-repeated="6"/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2 pin fixed terminal block</text:p>
          </table:table-cell>
          <table:table-cell table:style-name="ce2" office:value-type="string">
            <text:p>Phoenix Contact</text:p>
          </table:table-cell>
          <table:table-cell table:style-name="ce2" office:value-type="float" office:value="1755736">
            <text:p>1755736</text:p>
          </table:table-cell>
          <table:table-cell table:style-name="ce2" table:number-columns-repeated="6"/>
          <table:table-cell table:style-name="ce2" office:value-type="string">
            <text:p>Mouser</text:p>
          </table:table-cell>
          <table:table-cell table:style-name="ce2" office:value-type="string">
            <text:p>651-1755736</text:p>
          </table:table-cell>
          <table:table-cell table:style-name="ce2" table:number-columns-repeated="973"/>
          <table:table-cell/>
        </table:table-row>
        <table:table-row table:style-name="ro1" table:visibility="collapse">
          <table:table-cell office:value-type="string">
            <text:p>X19</text:p>
          </table:table-cell>
          <table:table-cell office:value-type="string">
            <text:p>Fan 1</text:p>
          </table:table-cell>
          <table:table-cell office:value-type="string">
            <text:p>MSTBV2</text:p>
          </table:table-cell>
          <table:table-cell office:value-type="string">
            <text:p>con-phoenix-508</text:p>
          </table:table-cell>
          <table:table-cell office:value-type="string">
            <text:p>(1950 37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2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162.5 343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8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3706.25 343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1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2885.43307 1246.75197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2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1566.43701 2564.4685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3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826.32874 1702.90354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5</text:p>
          </table:table-cell>
          <table:table-cell office:value-type="string">
            <text:p>FIDUCIAL1X2.5</text:p>
          </table:table-cell>
          <table:table-cell office:value-type="string">
            <text:p>FIDUCIAL-1X2.5</text:p>
          </table:table-cell>
          <table:table-cell office:value-type="string">
            <text:p>SparkFun</text:p>
          </table:table-cell>
          <table:table-cell office:value-type="string">
            <text:p>(162.5 343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16</text:p>
          </table:table-cell>
          <table:table-cell office:value-type="string">
            <text:p>Heat 0</text:p>
          </table:table-cell>
          <table:table-cell office:value-type="string">
            <text:p>MSTBV2</text:p>
          </table:table-cell>
          <table:table-cell office:value-type="string">
            <text:p>con-phoenix-508</text:p>
          </table:table-cell>
          <table:table-cell office:value-type="string">
            <text:p>(600 37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18</text:p>
          </table:table-cell>
          <table:table-cell office:value-type="string">
            <text:p>Heat 1</text:p>
          </table:table-cell>
          <table:table-cell office:value-type="string">
            <text:p>MSTBV2</text:p>
          </table:table-cell>
          <table:table-cell office:value-type="string">
            <text:p>con-phoenix-508</text:p>
          </table:table-cell>
          <table:table-cell office:value-type="string">
            <text:p>(1500 37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0</text:p>
          </table:table-cell>
          <table:table-cell office:value-type="string">
            <text:p>Heat 2-Bed</text:p>
          </table:table-cell>
          <table:table-cell office:value-type="string">
            <text:p>MSTBV2</text:p>
          </table:table-cell>
          <table:table-cell office:value-type="string">
            <text:p>con-phoenix-508</text:p>
          </table:table-cell>
          <table:table-cell office:value-type="string">
            <text:p>(2400 37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3">
          <table:table-cell table:style-name="ce4" office:value-type="string">
            <text:p>X10</text:p>
          </table:table-cell>
          <table:table-cell table:style-name="ce4" office:value-type="string">
            <text:p>I2C</text:p>
          </table:table-cell>
          <table:table-cell table:style-name="ce4" office:value-type="string">
            <text:p>70543-04</text:p>
          </table:table-cell>
          <table:table-cell table:style-name="ce4" office:value-type="string">
            <text:p>con-molex</text:p>
          </table:table-cell>
          <table:table-cell table:style-name="ce4" office:value-type="string">
            <text:p>(1353.93701 1561.7126)</text:p>
          </table:table-cell>
          <table:table-cell table:style-name="ce4" office:value-type="string">
            <text:p><text:s/>R90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8" office:value-type="string">
            <text:p>WIRE-BOARD CONNECTOR HEADER 4POS, 2.54MM </text:p>
          </table:table-cell>
          <table:table-cell table:style-name="ce4" office:value-type="string">
            <text:p>Molex</text:p>
          </table:table-cell>
          <table:table-cell table:style-name="ce8" office:value-type="string">
            <text:p>70543-0038 </text:p>
          </table:table-cell>
          <table:table-cell table:style-name="ce4" table:number-columns-repeated="6"/>
          <table:table-cell table:style-name="ce4" office:value-type="string">
            <text:p>Newark</text:p>
          </table:table-cell>
          <table:table-cell table:style-name="ce8" office:value-type="string">
            <text:p>59H2665 </text:p>
          </table:table-cell>
          <table:table-cell table:style-name="ce4"/>
          <table:table-cell table:style-name="ce4" office:value-type="string">
            <text:p>4ucon 02006 </text:p>
          </table:table-cell>
          <table:table-cell table:style-name="ce4" office:value-type="string">
            <text:p>02006</text:p>
          </table:table-cell>
          <table:table-cell table:style-name="ce4" table:number-columns-repeated="970"/>
          <table:table-cell/>
        </table:table-row>
        <table:table-row table:style-name="ro1">
          <table:table-cell table:style-name="ce2" office:value-type="string">
            <text:p>JP22</text:p>
          </table:table-cell>
          <table:table-cell table:style-name="ce2" office:value-type="string">
            <text:p>M05X2PTH</text:p>
          </table:table-cell>
          <table:table-cell table:style-name="ce2" office:value-type="string">
            <text:p>AVR_ICSP</text:p>
          </table:table-cell>
          <table:table-cell table:style-name="ce2" office:value-type="string">
            <text:p>SparkFun</text:p>
          </table:table-cell>
          <table:table-cell table:style-name="ce2" office:value-type="string">
            <text:p>(1625 1553.93701)</text:p>
          </table:table-cell>
          <table:table-cell table:style-name="ce2" office:value-type="string">
            <text:p>R18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2x5 header</text:p>
          </table:table-cell>
          <table:table-cell table:style-name="ce2" table:number-columns-repeated="8"/>
          <table:table-cell table:style-name="ce2" office:value-type="string">
            <text:p>Newark</text:p>
          </table:table-cell>
          <table:table-cell table:style-name="ce7" office:value-type="string">
            <text:p>08N6791 </text:p>
          </table:table-cell>
          <table:table-cell table:style-name="ce2"/>
          <table:table-cell table:style-name="ce7" office:value-type="string">
            <text:p>00992  </text:p>
          </table:table-cell>
          <table:table-cell table:style-name="ce2" table:number-columns-repeated="971"/>
          <table:table-cell/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 500mA</text:p>
          </table:table-cell>
          <table:table-cell office:value-type="string">
            <text:p>L1812</text:p>
          </table:table-cell>
          <table:table-cell office:value-type="string">
            <text:p>rcl</text:p>
          </table:table-cell>
          <table:table-cell office:value-type="string">
            <text:p>(413.75 2748.93701)</text:p>
          </table:table-cell>
          <table:table-cell office:value-type="string">
            <text:p>R2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500mA 15V fuse ptc reset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2J2718 </text:p>
          </table:table-cell>
          <table:table-cell office:value-type="float" office:value="50">
            <text:p>50</text:p>
          </table:table-cell>
          <table:table-cell table:number-columns-repeated="973"/>
        </table:table-row>
        <table:table-row table:style-name="ro5">
          <table:table-cell office:value-type="string">
            <text:p>L2</text:p>
          </table:table-cell>
          <table:table-cell office:value-type="string">
            <text:p>MH2029-300Y</text:p>
          </table:table-cell>
          <table:table-cell office:value-type="float" office:value="603">
            <text:p>603</text:p>
          </table:table-cell>
          <table:table-cell office:value-type="string">
            <text:p>wuerth-elektronik</text:p>
          </table:table-cell>
          <table:table-cell office:value-type="string">
            <text:p>(411.25 2586.25)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0mohm 3.5A ferrite bead(MH2029-300Y)</text:p>
          </table:table-cell>
          <table:table-cell office:value-type="string">
            <text:p>Taiyo Yuden</text:p>
          </table:table-cell>
          <table:table-cell office:value-type="string">
            <text:p>FBMH1608HM470-T 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86H5325</text:p>
          </table:table-cell>
          <table:table-cell office:value-type="float" office:value="100">
            <text:p>100</text:p>
          </table:table-cell>
          <table:table-cell table:style-name="ce7" office:value-type="string">
            <text:p>Mouser</text:p>
          </table:table-cell>
          <table:table-cell table:style-name="ce7" office:value-type="string">
            <text:p>963-FBMH1608HM470-T </text:p>
          </table:table-cell>
          <table:table-cell table:number-columns-repeated="971"/>
        </table:table-row>
        <table:table-row table:style-name="ro1" table:visibility="collapse">
          <table:table-cell office:value-type="string">
            <text:p>H1</text:p>
          </table:table-cell>
          <table:table-cell office:value-type="string">
            <text:p>MOUNT-PAD-SQUARE3.0</text:p>
          </table:table-cell>
          <table:table-cell office:value-type="string">
            <text:p>3,0-PAD-SQUARE</text:p>
          </table:table-cell>
          <table:table-cell office:value-type="string">
            <text:p>holes</text:p>
          </table:table-cell>
          <table:table-cell office:value-type="string">
            <text:p>(150 15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H2</text:p>
          </table:table-cell>
          <table:table-cell office:value-type="string">
            <text:p>MOUNT-PAD-SQUARE3.0</text:p>
          </table:table-cell>
          <table:table-cell office:value-type="string">
            <text:p>3,0-PAD-SQUARE</text:p>
          </table:table-cell>
          <table:table-cell office:value-type="string">
            <text:p>holes</text:p>
          </table:table-cell>
          <table:table-cell office:value-type="string">
            <text:p>(3950 15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H3</text:p>
          </table:table-cell>
          <table:table-cell office:value-type="string">
            <text:p>MOUNT-PAD-SQUARE3.0</text:p>
          </table:table-cell>
          <table:table-cell office:value-type="string">
            <text:p>3,0-PAD-SQUARE</text:p>
          </table:table-cell>
          <table:table-cell office:value-type="string">
            <text:p>holes</text:p>
          </table:table-cell>
          <table:table-cell office:value-type="string">
            <text:p>(150 39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H5</text:p>
          </table:table-cell>
          <table:table-cell office:value-type="string">
            <text:p>MOUNT-PAD-SQUARE3.0</text:p>
          </table:table-cell>
          <table:table-cell office:value-type="string">
            <text:p>3,0-PAD-SQUARE</text:p>
          </table:table-cell>
          <table:table-cell office:value-type="string">
            <text:p>holes</text:p>
          </table:table-cell>
          <table:table-cell office:value-type="string">
            <text:p>(3950 39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2">
          <table:table-cell table:style-name="ce2" office:value-type="string">
            <text:p>X33</text:p>
          </table:table-cell>
          <table:table-cell table:number-columns-repeated="2" table:style-name="ce2" office:value-type="string">
            <text:p>MSTBA6</text:p>
          </table:table-cell>
          <table:table-cell table:style-name="ce2" office:value-type="string">
            <text:p>con-phoenix-508</text:p>
          </table:table-cell>
          <table:table-cell table:style-name="ce2" office:value-type="string">
            <text:p>(3950 2900)</text:p>
          </table:table-cell>
          <table:table-cell table:style-name="ce2" office:value-type="string">
            <text:p>R9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6 pin fixed terminal block</text:p>
          </table:table-cell>
          <table:table-cell table:style-name="ce2" office:value-type="string">
            <text:p>Molex</text:p>
          </table:table-cell>
          <table:table-cell table:style-name="ce2" office:value-type="string">
            <text:p>39532-1006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2" office:value-type="string">
            <text:p>21M313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ouser</text:p>
          </table:table-cell>
          <table:table-cell table:style-name="ce7" office:value-type="string">
            <text:p>538-39532-1006 </text:p>
          </table:table-cell>
          <table:table-cell table:style-name="ce2" table:number-columns-repeated="970"/>
          <table:table-cell/>
        </table:table-row>
        <table:table-row table:style-name="ro1">
          <table:table-cell table:style-name="ce1" office:value-type="string">
            <text:p>JP3</text:p>
          </table:table-cell>
          <table:table-cell table:style-name="ce1" office:value-type="string">
            <text:p>MX1</text:p>
          </table:table-cell>
          <table:table-cell table:style-name="ce1" office:value-type="string">
            <text:p>1X05</text:p>
          </table:table-cell>
          <table:table-cell table:style-name="ce1" office:value-type="string">
            <text:p>SparkFun</text:p>
          </table:table-cell>
          <table:table-cell table:style-name="ce1" office:value-type="string">
            <text:p>(2418.11024 1375)</text:p>
          </table:table-cell>
          <table:table-cell table:style-name="ce1" office:value-type="string">
            <text:p>R9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table:number-columns-repeated="984"/>
          <table:table-cell/>
        </table:table-row>
        <table:table-row table:style-name="ro1" table:visibility="collapse">
          <table:table-cell office:value-type="string">
            <text:p>JP4</text:p>
          </table:table-cell>
          <table:table-cell office:value-type="string">
            <text:p>MX2</text:p>
          </table:table-cell>
          <table:table-cell office:value-type="string">
            <text:p>1X05</text:p>
          </table:table-cell>
          <table:table-cell office:value-type="string">
            <text:p>SparkFun</text:p>
          </table:table-cell>
          <table:table-cell office:value-type="string">
            <text:p>(2518.11024 137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5</text:p>
          </table:table-cell>
          <table:table-cell office:value-type="string">
            <text:p>MX3</text:p>
          </table:table-cell>
          <table:table-cell office:value-type="string">
            <text:p>1X05</text:p>
          </table:table-cell>
          <table:table-cell office:value-type="string">
            <text:p>SparkFun</text:p>
          </table:table-cell>
          <table:table-cell office:value-type="string">
            <text:p>(2618.11024 137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F2</text:p>
          </table:table-cell>
          <table:table-cell table:number-columns-repeated="2" office:value-type="string">
            <text:p>OMNI-BLOK</text:p>
          </table:table-cell>
          <table:table-cell office:value-type="string">
            <text:p>ultimachine1</text:p>
          </table:table-cell>
          <table:table-cell office:value-type="string">
            <text:p>(3862.5 1875)</text:p>
          </table:table-cell>
          <table:table-cell office:value-type="string">
            <text:p>R9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5A fuse/fuse block</text:p>
          </table:table-cell>
          <table:table-cell office:value-type="string">
            <text:p>Littlefuse</text:p>
          </table:table-cell>
          <table:table-cell office:value-type="string">
            <text:p>0154005.DR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07H2535</text:p>
          </table:table-cell>
          <table:table-cell office:value-type="float" office:value="20">
            <text:p>2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F3</text:p>
          </table:table-cell>
          <table:table-cell table:number-columns-repeated="2" office:value-type="string">
            <text:p>OMNI-BLOK</text:p>
          </table:table-cell>
          <table:table-cell office:value-type="string">
            <text:p>ultimachine1</text:p>
          </table:table-cell>
          <table:table-cell office:value-type="string">
            <text:p>(3400 34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LED7</text:p>
          </table:table-cell>
          <table:table-cell office:value-type="string">
            <text:p>GREEN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1.81102 2787.5)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table:number-columns-repeated="8"/>
          <table:table-cell office:value-type="string">
            <text:p>Newark</text:p>
          </table:table-cell>
          <table:table-cell office:value-type="string">
            <text:p>75R0587 </text:p>
          </table:table-cell>
          <table:table-cell table:number-columns-repeated="974"/>
        </table:table-row>
        <table:table-row table:style-name="ro3">
          <table:table-cell table:style-name="ce2" office:value-type="string">
            <text:p>X5</text:p>
          </table:table-cell>
          <table:table-cell table:style-name="ce2" office:value-type="string">
            <text:p>PS-ON</text:p>
          </table:table-cell>
          <table:table-cell table:style-name="ce2" office:value-type="string">
            <text:p>70543-02</text:p>
          </table:table-cell>
          <table:table-cell table:style-name="ce2" office:value-type="string">
            <text:p>con-molex</text:p>
          </table:table-cell>
          <table:table-cell table:style-name="ce2" office:value-type="string">
            <text:p>(3065.35433 2345.66929</text:p>
          </table:table-cell>
          <table:table-cell table:style-name="ce2" office:value-type="string">
            <text:p>) R270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9" office:value-type="string">
            <text:p>WIRE-BOARD CONNECTOR HEADER 2POS, 2.54MM </text:p>
          </table:table-cell>
          <table:table-cell table:style-name="ce2" office:value-type="string">
            <text:p>Molex</text:p>
          </table:table-cell>
          <table:table-cell table:style-name="ce9" office:value-type="string">
            <text:p>70543-0001 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9" office:value-type="string">
            <text:p>59H2645 </text:p>
          </table:table-cell>
          <table:table-cell table:style-name="ce2"/>
          <table:table-cell table:style-name="ce2" office:value-type="string">
            <text:p>02004</text:p>
          </table:table-cell>
          <table:table-cell table:style-name="ce2" table:number-columns-repeated="971"/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PSMN7R0-60YS</text:p>
          </table:table-cell>
          <table:table-cell office:value-type="string">
            <text:p>SOT669</text:p>
          </table:table-cell>
          <table:table-cell office:value-type="string">
            <text:p>transistor-power</text:p>
          </table:table-cell>
          <table:table-cell office:value-type="string">
            <text:p>(550 3100)</text:p>
          </table:table-cell>
          <table:table-cell office:value-type="string">
            <text:p>R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PH7030L (Mosfet) 60V 356A 117W</text:p>
          </table:table-cell>
          <table:table-cell office:value-type="string">
            <text:p>NXP</text:p>
          </table:table-cell>
          <table:table-cell office:value-type="string">
            <text:p>PSMN7R0-60YS,115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771-PSMN7R0-60YS115 </text:p>
          </table:table-cell>
          <table:table-cell office:value-type="float" office:value="25">
            <text:p>25</text:p>
          </table:table-cell>
          <table:table-cell office:value-type="string">
            <text:p>Digikey</text:p>
          </table:table-cell>
          <table:table-cell table:number-columns-repeated="972"/>
        </table:table-row>
        <table:table-row table:style-name="ro1" table:visibility="collapse">
          <table:table-cell office:value-type="string">
            <text:p>Q2</text:p>
          </table:table-cell>
          <table:table-cell office:value-type="string">
            <text:p>PSMN7R0-60YS</text:p>
          </table:table-cell>
          <table:table-cell office:value-type="string">
            <text:p>SOT669</text:p>
          </table:table-cell>
          <table:table-cell office:value-type="string">
            <text:p>transistor-power</text:p>
          </table:table-cell>
          <table:table-cell office:value-type="string">
            <text:p>(1000 31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Q3</text:p>
          </table:table-cell>
          <table:table-cell office:value-type="string">
            <text:p>PSMN7R0-60YS</text:p>
          </table:table-cell>
          <table:table-cell office:value-type="string">
            <text:p>SOT669</text:p>
          </table:table-cell>
          <table:table-cell office:value-type="string">
            <text:p>transistor-power</text:p>
          </table:table-cell>
          <table:table-cell office:value-type="string">
            <text:p>(1450 31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Q4</text:p>
          </table:table-cell>
          <table:table-cell office:value-type="string">
            <text:p>PSMN7R0-60YS</text:p>
          </table:table-cell>
          <table:table-cell office:value-type="string">
            <text:p>SOT669</text:p>
          </table:table-cell>
          <table:table-cell office:value-type="string">
            <text:p>transistor-power</text:p>
          </table:table-cell>
          <table:table-cell office:value-type="string">
            <text:p>(1900 31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Q5</text:p>
          </table:table-cell>
          <table:table-cell office:value-type="string">
            <text:p>PSMN7R0-60YS</text:p>
          </table:table-cell>
          <table:table-cell office:value-type="string">
            <text:p>SOT669</text:p>
          </table:table-cell>
          <table:table-cell office:value-type="string">
            <text:p>transistor-power</text:p>
          </table:table-cell>
          <table:table-cell office:value-type="string">
            <text:p>(2450 31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0_DIR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456.25 101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0_EN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050 10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0_REF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543.06102 1010.43307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0_STP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618.94685 984.59646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1_DIR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129.62598 1006.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1_EN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671.75197 7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1_REF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267.37205 990.74803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E1_STP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200.93504 1031.00394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T0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851.52559 2436.41732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T1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181.25 1918.01181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T2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167.12598 1818.11024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T3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161.41732 1346.45669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_DIR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46.06299 1041.83071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_EN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886.81102 993.50394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_REF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337.5 96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_STP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23.62205 1030.31496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Y_DIR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66.92913 958.56299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Y_EN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586.3189 1032.62795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Y_REF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048.37598 993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Y_STP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968.75 101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Z_DIR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717.12598 910.1378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Z_EN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2318.75 101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Z_REF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825 981.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Z_STP</text:p>
          </table:table-cell>
          <table:table-cell office:value-type="string">
            <text:p>PTR1B1,27</text:p>
          </table:table-cell>
          <table:table-cell office:value-type="string">
            <text:p>B1,27</text:p>
          </table:table-cell>
          <table:table-cell office:value-type="string">
            <text:p>testpad</text:p>
          </table:table-cell>
          <table:table-cell office:value-type="string">
            <text:p>(1738.87795 1014.0748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LED2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387.5 2957.87402)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table:number-columns-repeated="8"/>
          <table:table-cell office:value-type="string">
            <text:p>Newark</text:p>
          </table:table-cell>
          <table:table-cell office:value-type="string">
            <text:p>75R0581</text:p>
          </table:table-cell>
          <table:table-cell table:number-columns-repeated="974"/>
        </table:table-row>
        <table:table-row table:style-name="ro1" table:visibility="collapse">
          <table:table-cell office:value-type="string">
            <text:p>LED3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862.5 2937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LED4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300 2937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LED5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750 295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LED6</text:p>
          </table:table-cell>
          <table:table-cell office:value-type="string">
            <text:p>RED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2200 2962.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D7</text:p>
          </table:table-cell>
          <table:table-cell office:value-type="string">
            <text:p>S3A</text:p>
          </table:table-cell>
          <table:table-cell office:value-type="string">
            <text:p>DO-214AB</text:p>
          </table:table-cell>
          <table:table-cell office:value-type="string">
            <text:p>ultimachine</text:p>
          </table:table-cell>
          <table:table-cell office:value-type="string">
            <text:p>(2975 3400)</text:p>
          </table:table-cell>
          <table:table-cell office:value-type="string">
            <text:p>R18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3A 50V Diode</text:p>
          </table:table-cell>
          <table:table-cell/>
          <table:table-cell office:value-type="string">
            <text:p>S3A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58K2395 </text:p>
          </table:table-cell>
          <table:table-cell/>
          <table:table-cell table:style-name="ce7" office:value-type="string">
            <text:p>512-S3A </text:p>
          </table:table-cell>
          <table:table-cell table:number-columns-repeated="972"/>
        </table:table-row>
        <table:table-row table:style-name="ro1" table:visibility="collapse">
          <table:table-cell office:value-type="string">
            <text:p>D8</text:p>
          </table:table-cell>
          <table:table-cell office:value-type="string">
            <text:p>S3A</text:p>
          </table:table-cell>
          <table:table-cell office:value-type="string">
            <text:p>DO-214AB</text:p>
          </table:table-cell>
          <table:table-cell office:value-type="string">
            <text:p>ultimachine</text:p>
          </table:table-cell>
          <table:table-cell office:value-type="string">
            <text:p>(3775 140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D9</text:p>
          </table:table-cell>
          <table:table-cell office:value-type="string">
            <text:p>S3A</text:p>
          </table:table-cell>
          <table:table-cell office:value-type="string">
            <text:p>DO-214AB</text:p>
          </table:table-cell>
          <table:table-cell office:value-type="string">
            <text:p>ultimachine</text:p>
          </table:table-cell>
          <table:table-cell office:value-type="string">
            <text:p>(3600 38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table:style-name="ce2" office:value-type="string">
            <text:p>U$2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2X4</text:p>
          </table:table-cell>
          <table:table-cell table:style-name="ce2" office:value-type="string">
            <text:p>SparkFun</text:p>
          </table:table-cell>
          <table:table-cell table:style-name="ce2" office:value-type="string">
            <text:p>(2037.5 1725)</text:p>
          </table:table-cell>
          <table:table-cell table:style-name="ce2" office:value-type="string">
            <text:p>R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9"/>
          <table:table-cell table:style-name="ce2" office:value-type="string">
            <text:p>Newark</text:p>
          </table:table-cell>
          <table:table-cell table:style-name="ce7" office:value-type="string">
            <text:p>2213S-08G </text:p>
          </table:table-cell>
          <table:table-cell table:style-name="ce2"/>
          <table:table-cell table:style-name="ce2" office:value-type="string">
            <text:p>4ucon</text:p>
          </table:table-cell>
          <table:table-cell table:style-name="ce2" office:value-type="string">
            <text:p>00991</text:p>
          </table:table-cell>
          <table:table-cell table:style-name="ce2" table:number-columns-repeated="970"/>
          <table:table-cell/>
        </table:table-row>
        <table:table-row table:style-name="ro1" table:visibility="collapse">
          <table:table-cell office:value-type="string">
            <text:p>X27</text:p>
          </table:table-cell>
          <table:table-cell office:value-type="string">
            <text:p>T0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3516.43701 2300.19685</text:p>
          </table:table-cell>
          <table:table-cell office:value-type="string">
            <text:p>) 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8</text:p>
          </table:table-cell>
          <table:table-cell office:value-type="string">
            <text:p>T1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3516.43701 2000.19685</text:p>
          </table:table-cell>
          <table:table-cell office:value-type="string">
            <text:p>) 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9</text:p>
          </table:table-cell>
          <table:table-cell office:value-type="string">
            <text:p>T2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3516.43701 1700.19685</text:p>
          </table:table-cell>
          <table:table-cell office:value-type="string">
            <text:p>) R27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3</text:p>
          </table:table-cell>
          <table:table-cell office:value-type="string">
            <text:p>T3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3516.43701 1400.19685</text:p>
          </table:table-cell>
          <table:table-cell office:value-type="string">
            <text:p>) R27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U3</text:p>
          </table:table-cell>
          <table:table-cell office:value-type="string">
            <text:p>TPS54332DDA</text:p>
          </table:table-cell>
          <table:table-cell office:value-type="string">
            <text:p>SOIC127P600X170-9N</text:p>
          </table:table-cell>
          <table:table-cell office:value-type="string">
            <text:p>ultimachine</text:p>
          </table:table-cell>
          <table:table-cell office:value-type="string">
            <text:p>(3225 3087.5)</text:p>
          </table:table-cell>
          <table:table-cell office:value-type="string">
            <text:p>R180</text:p>
          </table:table-cell>
          <table:table-cell office:value-type="string">
            <text:p>tube</text:p>
          </table:table-cell>
          <table:table-cell office:value-type="float" office:value="1">
            <text:p>1</text:p>
          </table:table-cell>
          <table:table-cell office:value-type="string">
            <text:p>DC switching regulator</text:p>
          </table:table-cell>
          <table:table-cell office:value-type="string">
            <text:p>Texas Instruments</text:p>
          </table:table-cell>
          <table:table-cell office:value-type="string">
            <text:p>TPS54332DDA</text:p>
          </table:table-cell>
          <table:table-cell table:number-columns-repeated="6"/>
          <table:table-cell office:value-type="string">
            <text:p>Mouser</text:p>
          </table:table-cell>
          <table:table-cell office:value-type="string">
            <text:p>595-TPS54332DDA </text:p>
          </table:table-cell>
          <table:table-cell office:value-type="float" office:value="10">
            <text:p>10</text:p>
          </table:table-cell>
          <table:table-cell office:value-type="string">
            <text:p>smps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X2</text:p>
          </table:table-cell>
          <table:table-cell table:style-name="ce2" office:value-type="string">
            <text:p>USB B-TH</text:p>
          </table:table-cell>
          <table:table-cell table:style-name="ce2" office:value-type="string">
            <text:p>PN61729</text:p>
          </table:table-cell>
          <table:table-cell table:style-name="ce2" office:value-type="string">
            <text:p>SmartPrj</text:p>
          </table:table-cell>
          <table:table-cell table:style-name="ce2" office:value-type="string">
            <text:p>(250 2300)</text:p>
          </table:table-cell>
          <table:table-cell table:style-name="ce2" office:value-type="string">
            <text:p>R27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USB B-TH connector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61729-0010BLF</text:p>
          </table:table-cell>
          <table:table-cell table:style-name="ce2" table:number-columns-repeated="6"/>
          <table:table-cell table:style-name="ce2" office:value-type="string">
            <text:p>Mouser</text:p>
          </table:table-cell>
          <table:table-cell table:style-name="ce2" office:value-type="string">
            <text:p>649-61729-0010BLF 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ewark</text:p>
          </table:table-cell>
          <table:table-cell table:style-name="ce7" office:value-type="string">
            <text:p>62K6482 </text:p>
          </table:table-cell>
          <table:table-cell table:style-name="ce2" table:number-columns-repeated="970"/>
          <table:table-cell/>
        </table:table-row>
        <table:table-row table:style-name="ro1" table:visibility="collapse">
          <table:table-cell office:value-type="string">
            <text:p>X30</text:p>
          </table:table-cell>
          <table:table-cell office:value-type="string">
            <text:p>V++ Out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3837.74606 896.94882)</text:p>
          </table:table-cell>
          <table:table-cell office:value-type="string">
            <text:p><text:s/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1</text:p>
          </table:table-cell>
          <table:table-cell office:value-type="string">
            <text:p>V++2 Out</text:p>
          </table:table-cell>
          <table:table-cell office:value-type="string">
            <text:p>70543-02</text:p>
          </table:table-cell>
          <table:table-cell office:value-type="string">
            <text:p>con-molex</text:p>
          </table:table-cell>
          <table:table-cell office:value-type="string">
            <text:p>(168.75 3618.7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3">
          <table:table-cell table:style-name="ce2" office:value-type="string">
            <text:p>X26</text:p>
          </table:table-cell>
          <table:table-cell table:style-name="ce2" office:value-type="string">
            <text:p>X_MAX</text:p>
          </table:table-cell>
          <table:table-cell table:style-name="ce2" office:value-type="string">
            <text:p>70543-03</text:p>
          </table:table-cell>
          <table:table-cell table:style-name="ce2" office:value-type="string">
            <text:p>con-molex</text:p>
          </table:table-cell>
          <table:table-cell table:style-name="ce2" office:value-type="string">
            <text:p>(225 1450)</text:p>
          </table:table-cell>
          <table:table-cell table:style-name="ce2" office:value-type="string">
            <text:p>R0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9" office:value-type="string">
            <text:p>WIRE-BOARD CONNECTOR HEADER 3POS, 2.54MM </text:p>
          </table:table-cell>
          <table:table-cell table:style-name="ce2" office:value-type="string">
            <text:p>Molex</text:p>
          </table:table-cell>
          <table:table-cell table:style-name="ce9" office:value-type="string">
            <text:p>70543-0002 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9" office:value-type="string">
            <text:p>38C9947 </text:p>
          </table:table-cell>
          <table:table-cell table:style-name="ce2"/>
          <table:table-cell table:style-name="ce2" office:value-type="string">
            <text:p>4ucon</text:p>
          </table:table-cell>
          <table:table-cell table:style-name="ce2" office:value-type="string">
            <text:p>02005</text:p>
          </table:table-cell>
          <table:table-cell table:style-name="ce2" table:number-columns-repeated="971"/>
        </table:table-row>
        <table:table-row table:style-name="ro1" table:visibility="collapse">
          <table:table-cell office:value-type="string">
            <text:p>X23</text:p>
          </table:table-cell>
          <table:table-cell office:value-type="string">
            <text:p>X_MIN</text:p>
          </table:table-cell>
          <table:table-cell office:value-type="string">
            <text:p>70543-03</text:p>
          </table:table-cell>
          <table:table-cell office:value-type="string">
            <text:p>con-molex</text:p>
          </table:table-cell>
          <table:table-cell office:value-type="string">
            <text:p>(225 170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5</text:p>
          </table:table-cell>
          <table:table-cell office:value-type="string">
            <text:p>Y_MAX</text:p>
          </table:table-cell>
          <table:table-cell office:value-type="string">
            <text:p>70543-03</text:p>
          </table:table-cell>
          <table:table-cell office:value-type="string">
            <text:p>con-molex</text:p>
          </table:table-cell>
          <table:table-cell office:value-type="string">
            <text:p>(625 145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2</text:p>
          </table:table-cell>
          <table:table-cell office:value-type="string">
            <text:p>Y_MIN</text:p>
          </table:table-cell>
          <table:table-cell office:value-type="string">
            <text:p>70543-03</text:p>
          </table:table-cell>
          <table:table-cell office:value-type="string">
            <text:p>con-molex</text:p>
          </table:table-cell>
          <table:table-cell office:value-type="string">
            <text:p>(625 170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>
          <table:table-cell office:value-type="string">
            <text:p>LED1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1.81102 2879.84252)</text:p>
          </table:table-cell>
          <table:table-cell office:value-type="string">
            <text:p><text:s/>R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YELLOW LED</text:p>
          </table:table-cell>
          <table:table-cell/>
          <table:table-cell office:value-type="string">
            <text:p><text:s text:c="4"/>5988140107F</text:p>
          </table:table-cell>
          <table:table-cell table:number-columns-repeated="6"/>
          <table:table-cell office:value-type="string">
            <text:p>Newark</text:p>
          </table:table-cell>
          <table:table-cell office:value-type="string">
            <text:p>75R0584</text:p>
          </table:table-cell>
          <table:table-cell office:value-type="float" office:value="100">
            <text:p>100</text:p>
          </table:table-cell>
          <table:table-cell table:number-columns-repeated="973"/>
        </table:table-row>
        <table:table-row table:style-name="ro1" table:visibility="collapse">
          <table:table-cell office:value-type="string">
            <text:p>R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25 2162.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T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25 2265)</text:p>
          </table:table-cell>
          <table:table-cell office:value-type="string">
            <text:p>R9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4</text:p>
          </table:table-cell>
          <table:table-cell office:value-type="string">
            <text:p>Z_MAX</text:p>
          </table:table-cell>
          <table:table-cell office:value-type="string">
            <text:p>70543-03</text:p>
          </table:table-cell>
          <table:table-cell office:value-type="string">
            <text:p>con-molex</text:p>
          </table:table-cell>
          <table:table-cell office:value-type="string">
            <text:p>(1025 145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21</text:p>
          </table:table-cell>
          <table:table-cell office:value-type="string">
            <text:p>Z_MIN</text:p>
          </table:table-cell>
          <table:table-cell office:value-type="string">
            <text:p>70543-03</text:p>
          </table:table-cell>
          <table:table-cell office:value-type="string">
            <text:p>con-molex</text:p>
          </table:table-cell>
          <table:table-cell office:value-type="string">
            <text:p>(1025 1700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4</text:p>
          </table:table-cell>
          <table:table-cell/>
          <table:table-cell office:value-type="string">
            <text:p>1X01</text:p>
          </table:table-cell>
          <table:table-cell office:value-type="string">
            <text:p>adafruit</text:p>
          </table:table-cell>
          <table:table-cell office:value-type="string">
            <text:p>(3965.35433 3666.14173</text:p>
          </table:table-cell>
          <table:table-cell office:value-type="string">
            <text:p>) 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6</text:p>
          </table:table-cell>
          <table:table-cell/>
          <table:table-cell office:value-type="string">
            <text:p>1X02</text:p>
          </table:table-cell>
          <table:table-cell office:value-type="string">
            <text:p>SparkFun</text:p>
          </table:table-cell>
          <table:table-cell office:value-type="string">
            <text:p>(700 34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7</text:p>
          </table:table-cell>
          <table:table-cell/>
          <table:table-cell office:value-type="string">
            <text:p>1X02</text:p>
          </table:table-cell>
          <table:table-cell office:value-type="string">
            <text:p>SparkFun</text:p>
          </table:table-cell>
          <table:table-cell office:value-type="string">
            <text:p>(1025 34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8</text:p>
          </table:table-cell>
          <table:table-cell/>
          <table:table-cell office:value-type="string">
            <text:p>1X02</text:p>
          </table:table-cell>
          <table:table-cell office:value-type="string">
            <text:p>SparkFun</text:p>
          </table:table-cell>
          <table:table-cell office:value-type="string">
            <text:p>(1575 34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19</text:p>
          </table:table-cell>
          <table:table-cell/>
          <table:table-cell office:value-type="string">
            <text:p>1X02</text:p>
          </table:table-cell>
          <table:table-cell office:value-type="string">
            <text:p>SparkFun</text:p>
          </table:table-cell>
          <table:table-cell office:value-type="string">
            <text:p>(1900 3400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JP20</text:p>
          </table:table-cell>
          <table:table-cell/>
          <table:table-cell office:value-type="string">
            <text:p>1X02</text:p>
          </table:table-cell>
          <table:table-cell office:value-type="string">
            <text:p>SparkFun</text:p>
          </table:table-cell>
          <table:table-cell office:value-type="string">
            <text:p>(2525 3425)</text:p>
          </table:table-cell>
          <table:table-cell office:value-type="string">
            <text:p>R0</text:p>
          </table:table-cell>
          <table:table-cell/>
          <table:table-cell table:number-columns-repeated="986"/>
        </table:table-row>
        <table:table-row table:style-name="ro1">
          <table:table-cell table:style-name="ce2" office:value-type="string">
            <text:p>JP6</text:p>
          </table:table-cell>
          <table:table-cell table:style-name="ce2"/>
          <table:table-cell table:style-name="ce2" office:value-type="string">
            <text:p>1X03</text:p>
          </table:table-cell>
          <table:table-cell table:style-name="ce2" office:value-type="string">
            <text:p>SparkFun</text:p>
          </table:table-cell>
          <table:table-cell table:style-name="ce2" office:value-type="string">
            <text:p>(550 2593.75)</text:p>
          </table:table-cell>
          <table:table-cell table:style-name="ce2" office:value-type="string">
            <text:p>R9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1x3 header</text:p>
          </table:table-cell>
          <table:table-cell table:style-name="ce2" table:number-columns-repeated="8"/>
          <table:table-cell table:style-name="ce2" office:value-type="string">
            <text:p>Newark</text:p>
          </table:table-cell>
          <table:table-cell table:style-name="ce9" office:value-type="string">
            <text:p>08N6745 </text:p>
          </table:table-cell>
          <table:table-cell table:style-name="ce2"/>
          <table:table-cell table:style-name="ce7" office:value-type="string">
            <text:p>19564  </text:p>
          </table:table-cell>
          <table:table-cell table:style-name="ce2" office:value-type="string">
            <text:p>also need jumper here</text:p>
          </table:table-cell>
          <table:table-cell table:style-name="ce2" table:number-columns-repeated="970"/>
          <table:table-cell/>
        </table:table-row>
        <table:table-row table:style-name="ro1">
          <table:table-cell table:style-name="ce1" office:value-type="string">
            <text:p>JP7</text:p>
          </table:table-cell>
          <table:table-cell table:style-name="ce1"/>
          <table:table-cell table:style-name="ce1" office:value-type="string">
            <text:p>1X06</text:p>
          </table:table-cell>
          <table:table-cell table:style-name="ce1" office:value-type="string">
            <text:p>SparkFun</text:p>
          </table:table-cell>
          <table:table-cell table:style-name="ce1" office:value-type="string">
            <text:p>(2000 2825)</text:p>
          </table:table-cell>
          <table:table-cell table:style-name="ce1" office:value-type="string">
            <text:p>R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13"/>
          <table:table-cell table:style-name="ce1" office:value-type="string">
            <text:p>pwm ext</text:p>
          </table:table-cell>
          <table:table-cell table:style-name="ce1" table:number-columns-repeated="970"/>
          <table:table-cell/>
        </table:table-row>
        <table:table-row table:style-name="ro1" table:visibility="collapse">
          <table:table-cell office:value-type="string">
            <text:p>X6</text:p>
          </table:table-cell>
          <table:table-cell/>
          <table:table-cell office:value-type="string">
            <text:p>4POL254</text:p>
          </table:table-cell>
          <table:table-cell office:value-type="string">
            <text:p>con-phoenix-254</text:p>
          </table:table-cell>
          <table:table-cell office:value-type="string">
            <text:p>(2897.34252 183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7</text:p>
          </table:table-cell>
          <table:table-cell/>
          <table:table-cell office:value-type="string">
            <text:p>4POL254</text:p>
          </table:table-cell>
          <table:table-cell office:value-type="string">
            <text:p>con-phoenix-254</text:p>
          </table:table-cell>
          <table:table-cell office:value-type="string">
            <text:p>(3497.34252 183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8</text:p>
          </table:table-cell>
          <table:table-cell/>
          <table:table-cell office:value-type="string">
            <text:p>4POL254</text:p>
          </table:table-cell>
          <table:table-cell office:value-type="string">
            <text:p>con-phoenix-254</text:p>
          </table:table-cell>
          <table:table-cell office:value-type="string">
            <text:p>(600 183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14</text:p>
          </table:table-cell>
          <table:table-cell/>
          <table:table-cell office:value-type="string">
            <text:p>4POL254</text:p>
          </table:table-cell>
          <table:table-cell office:value-type="string">
            <text:p>con-phoenix-254</text:p>
          </table:table-cell>
          <table:table-cell office:value-type="string">
            <text:p>(1797.34252 183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X15</text:p>
          </table:table-cell>
          <table:table-cell/>
          <table:table-cell office:value-type="string">
            <text:p>4POL254</text:p>
          </table:table-cell>
          <table:table-cell office:value-type="string">
            <text:p>con-phoenix-254</text:p>
          </table:table-cell>
          <table:table-cell office:value-type="string">
            <text:p>(2297.34252 183)</text:p>
          </table:table-cell>
          <table:table-cell office:value-type="string">
            <text:p>R180</text:p>
          </table:table-cell>
          <table:table-cell/>
          <table:table-cell table:number-columns-repeated="986"/>
        </table:table-row>
        <table:table-row table:style-name="ro5">
          <table:table-cell table:style-name="ce2" office:value-type="string">
            <text:p>S1</text:p>
          </table:table-cell>
          <table:table-cell table:style-name="ce2"/>
          <table:table-cell table:style-name="ce2" office:value-type="string">
            <text:p>B3F-31XX</text:p>
          </table:table-cell>
          <table:table-cell table:style-name="ce2" office:value-type="string">
            <text:p>adafruit</text:p>
          </table:table-cell>
          <table:table-cell table:style-name="ce2" office:value-type="string">
            <text:p>(135 3135)</text:p>
          </table:table-cell>
          <table:table-cell table:style-name="ce2" office:value-type="string">
            <text:p>R27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9" office:value-type="string">
            <text:p>SWITCH, TACTILE, SPST-NO, 50mA, THD </text:p>
          </table:table-cell>
          <table:table-cell table:style-name="ce2" office:value-type="string">
            <text:p>Omron</text:p>
          </table:table-cell>
          <table:table-cell table:style-name="ce9" office:value-type="string">
            <text:p>B3F-3100 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9" office:value-type="string">
            <text:p>89C4153 </text:p>
          </table:table-cell>
          <table:table-cell table:style-name="ce2" table:number-columns-repeated="973"/>
          <table:table-cell/>
        </table:table-row>
        <table:table-row table:style-name="ro5">
          <table:table-cell table:style-name="ce2" office:value-type="string">
            <text:p>F4</text:p>
          </table:table-cell>
          <table:table-cell table:style-name="ce2"/>
          <table:table-cell table:style-name="ce2" office:value-type="string">
            <text:p>RGEF1400</text:p>
          </table:table-cell>
          <table:table-cell table:style-name="ce2" office:value-type="string">
            <text:p>RepRapjr3</text:p>
          </table:table-cell>
          <table:table-cell table:style-name="ce2" office:value-type="string">
            <text:p>(3300 3600)</text:p>
          </table:table-cell>
          <table:table-cell table:style-name="ce2" office:value-type="string">
            <text:p>R18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9" office:value-type="string">
            <text:p>FUSE, PTC RESET, 16V, 14A, RADIAL </text:p>
          </table:table-cell>
          <table:table-cell table:style-name="ce2" office:value-type="string">
            <text:p>TE Connectivity</text:p>
          </table:table-cell>
          <table:table-cell table:style-name="ce9" office:value-type="string">
            <text:p>RGEF1400</text:p>
          </table:table-cell>
          <table:table-cell table:style-name="ce2" table:number-columns-repeated="6"/>
          <table:table-cell table:style-name="ce2" office:value-type="string">
            <text:p>Newark</text:p>
          </table:table-cell>
          <table:table-cell table:style-name="ce9" office:value-type="string">
            <text:p>04H7803</text:p>
          </table:table-cell>
          <table:table-cell table:style-name="ce2"/>
          <table:table-cell table:style-name="ce7" office:value-type="string">
            <text:p><text:a xlink:href="http://www.newark.com/jsp/search/productdetail.jsp?sku=33P9954">33P9954</text:a> </text:p>
          </table:table-cell>
          <table:table-cell table:style-name="ce2" table:number-columns-repeated="971"/>
          <table:table-cell/>
        </table:table-row>
        <table:table-row table:style-name="ro1" table:visibility="collapse">
          <table:table-cell office:value-type="string">
            <text:p>GROUND</text:p>
          </table:table-cell>
          <table:table-cell/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525 2100)</text:p>
          </table:table-cell>
          <table:table-cell office:value-type="string">
            <text:p>MR180</text:p>
          </table:table-cell>
          <table:table-cell/>
          <table:table-cell table:number-columns-repeated="986"/>
        </table:table-row>
        <table:table-row table:style-name="ro1" table:visibility="collapse">
          <table:table-cell office:value-type="string">
            <text:p>RST-EN</text:p>
          </table:table-cell>
          <table:table-cell/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1192.5 2740)</text:p>
          </table:table-cell>
          <table:table-cell office:value-type="string">
            <text:p>R270</text:p>
          </table:table-cell>
          <table:table-cell/>
          <table:table-cell table:number-columns-repeated="986"/>
        </table:table-row>
        <table:table-row table:style-name="ro1">
          <table:table-cell table:style-name="ce5" table:number-columns-repeated="6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jumper</text:p>
          </table:table-cell>
          <table:table-cell table:style-name="ce5" table:number-columns-repeated="983"/>
          <table:table-cell/>
        </table:table-row>
        <table:table-row table:style-name="ro1">
          <table:table-cell table:number-columns-repeated="993"/>
        </table:table-row>
        <table:table-row table:style-name="ro1">
          <table:table-cell table:style-name="ce3" table:number-columns-repeated="6"/>
          <table:table-cell table:style-name="ce3"/>
          <table:table-cell table:style-name="ce3"/>
          <table:table-cell table:style-name="ce3" office:value-type="string">
            <text:p>PCB</text:p>
          </table:table-cell>
          <table:table-cell table:style-name="ce3" table:number-columns-repeated="983"/>
          <table:table-cell/>
        </table:table-row>
        <table:table-row table:style-name="ro1">
          <table:table-cell table:style-name="ce3" table:number-columns-repeated="992"/>
          <table:table-cell/>
        </table:table-row>
        <table:table-row table:style-name="ro1">
          <table:table-cell table:style-name="ce3" table:number-columns-repeated="6"/>
          <table:table-cell table:style-name="ce3"/>
          <table:table-cell table:style-name="ce3" table:number-columns-repeated="985"/>
          <table:table-cell/>
        </table:table-row>
        <table:table-row table:style-name="ro3">
          <table:table-cell table:style-name="ce6" table:number-columns-repeated="6"/>
          <table:table-cell table:style-name="ce6"/>
          <table:table-cell table:style-name="ce6" office:value-type="float" office:value="4">
            <text:p>4</text:p>
          </table:table-cell>
          <table:table-cell table:style-name="ce10" office:value-type="string">
            <text:p>TERMINAL BLOCK, PLUGGABLE, 2 POS, 24-12AWG </text:p>
          </table:table-cell>
          <table:table-cell table:style-name="ce6" office:value-type="string">
            <text:p>Phoenix Contact</text:p>
          </table:table-cell>
          <table:table-cell table:style-name="ce10" office:value-type="float" office:value="1757019">
            <text:p>1757019</text:p>
          </table:table-cell>
          <table:table-cell table:style-name="ce6" table:number-columns-repeated="6"/>
          <table:table-cell office:value-type="string">
            <text:p>Mouser</text:p>
          </table:table-cell>
          <table:table-cell table:style-name="ce7" office:value-type="string">
            <text:p>651-1757019 </text:p>
          </table:table-cell>
          <table:table-cell table:style-name="ce6"/>
          <table:table-cell table:style-name="ce10" office:value-type="string">
            <text:p>71C4152 </text:p>
          </table:table-cell>
          <table:table-cell table:style-name="ce6" office:value-type="string">
            <text:p>male heaters</text:p>
          </table:table-cell>
          <table:table-cell table:style-name="ce6" table:number-columns-repeated="970"/>
          <table:table-cell/>
        </table:table-row>
        <table:table-row table:style-name="ro3">
          <table:table-cell table:style-name="ce6" table:number-columns-repeated="6"/>
          <table:table-cell table:style-name="ce6"/>
          <table:table-cell table:style-name="ce6" office:value-type="float" office:value="1">
            <text:p>1</text:p>
          </table:table-cell>
          <table:table-cell table:style-name="ce10" office:value-type="string">
            <text:p>TERMINAL BLOCK, PLUGGABLE, 2 POS, 24-12AWG </text:p>
          </table:table-cell>
          <table:table-cell table:style-name="ce6" office:value-type="string">
            <text:p>Molex</text:p>
          </table:table-cell>
          <table:table-cell table:style-name="ce10" office:value-type="string">
            <text:p>39530-0002</text:p>
          </table:table-cell>
          <table:table-cell table:style-name="ce6" table:number-columns-repeated="6"/>
          <table:table-cell table:style-name="ce6" office:value-type="string">
            <text:p>Newark</text:p>
          </table:table-cell>
          <table:table-cell table:style-name="ce10" office:value-type="string">
            <text:p>20M7301</text:p>
          </table:table-cell>
          <table:table-cell table:style-name="ce6" table:number-columns-repeated="973"/>
          <table:table-cell/>
        </table:table-row>
        <table:table-row table:style-name="ro3">
          <table:table-cell table:style-name="ce6" table:number-columns-repeated="6"/>
          <table:table-cell table:style-name="ce6"/>
          <table:table-cell table:style-name="ce6" office:value-type="float" office:value="1">
            <text:p>1</text:p>
          </table:table-cell>
          <table:table-cell table:style-name="ce10" office:value-type="string">
            <text:p>TERMINAL BLOCK PLUGGABLE, 6POS, 24-12AWG </text:p>
          </table:table-cell>
          <table:table-cell table:style-name="ce6" office:value-type="string">
            <text:p>Molex</text:p>
          </table:table-cell>
          <table:table-cell table:style-name="ce10" office:value-type="string">
            <text:p>39530-0006</text:p>
          </table:table-cell>
          <table:table-cell table:style-name="ce6" table:number-columns-repeated="6"/>
          <table:table-cell table:style-name="ce6" office:value-type="string">
            <text:p>Newark</text:p>
          </table:table-cell>
          <table:table-cell table:style-name="ce10" office:value-type="string">
            <text:p>20M7305</text:p>
          </table:table-cell>
          <table:table-cell table:style-name="ce6" table:number-columns-repeated="2"/>
          <table:table-cell table:style-name="ce6" office:value-type="string">
            <text:p>male power</text:p>
          </table:table-cell>
          <table:table-cell table:style-name="ce6" table:number-columns-repeated="970"/>
          <table:table-cell/>
        </table:table-row>
        <table:table-row table:style-name="ro1">
          <table:table-cell table:number-columns-repeated="6"/>
          <table:table-cell/>
          <table:table-cell table:number-columns-repeated="986"/>
        </table:table-row>
        <table:table-row table:style-name="ro1">
          <table:table-cell table:number-columns-repeated="6"/>
          <table:table-cell/>
          <table:table-cell table:number-columns-repeated="986"/>
        </table:table-row>
        <table:table-row table:style-name="ro1">
          <table:table-cell table:number-columns-repeated="6"/>
          <table:table-cell/>
          <table:table-cell table:number-columns-repeated="986"/>
        </table:table-row>
        <table:table-row table:style-name="ro3">
          <table:table-cell office:value-type="string">
            <text:p>wire kit</text:p>
          </table:table-cell>
          <table:table-cell table:number-columns-repeated="5"/>
          <table:table-cell/>
          <table:table-cell office:value-type="float" office:value="3">
            <text:p>3</text:p>
          </table:table-cell>
          <table:table-cell table:style-name="ce7" office:value-type="string">
            <text:p>WIRE-BOARD CONNECTOR RECEPTACLE, 2POS, 2.54MM </text:p>
          </table:table-cell>
          <table:table-cell office:value-type="string">
            <text:p>Molex</text:p>
          </table:table-cell>
          <table:table-cell table:style-name="ce7" office:value-type="string">
            <text:p>50-57-9402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38C9863 </text:p>
          </table:table-cell>
          <table:table-cell/>
          <table:table-cell office:value-type="string">
            <text:p>01994</text:p>
          </table:table-cell>
          <table:table-cell office:value-type="string">
            <text:p>Male for thermistors</text:p>
          </table:table-cell>
          <table:table-cell table:number-columns-repeated="971"/>
        </table:table-row>
        <table:table-row table:style-name="ro3">
          <table:table-cell office:value-type="string">
            <text:p>wire kit</text:p>
          </table:table-cell>
          <table:table-cell table:number-columns-repeated="5"/>
          <table:table-cell/>
          <table:table-cell office:value-type="float" office:value="6">
            <text:p>6</text:p>
          </table:table-cell>
          <table:table-cell table:style-name="ce7" office:value-type="string">
            <text:p>WIRE-BOARD CONNECTOR RECEPTACLE, 4POS, 2.54MM </text:p>
          </table:table-cell>
          <table:table-cell office:value-type="string">
            <text:p>Molex</text:p>
          </table:table-cell>
          <table:table-cell table:style-name="ce7" office:value-type="string">
            <text:p>50-57-9404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25C5453 </text:p>
          </table:table-cell>
          <table:table-cell/>
          <table:table-cell office:value-type="string">
            <text:p>01995</text:p>
          </table:table-cell>
          <table:table-cell office:value-type="string">
            <text:p>Male for motors</text:p>
          </table:table-cell>
          <table:table-cell table:number-columns-repeated="971"/>
        </table:table-row>
        <table:table-row table:style-name="ro3">
          <table:table-cell office:value-type="string">
            <text:p>wire kit</text:p>
          </table:table-cell>
          <table:table-cell table:number-columns-repeated="5"/>
          <table:table-cell/>
          <table:table-cell office:value-type="float" office:value="3">
            <text:p>3</text:p>
          </table:table-cell>
          <table:table-cell table:style-name="ce7" office:value-type="string">
            <text:p>WIRE-BOARD CONNECTOR RECEPTACLE, 3POS, 2.54MM </text:p>
          </table:table-cell>
          <table:table-cell office:value-type="string">
            <text:p>Molex</text:p>
          </table:table-cell>
          <table:table-cell table:style-name="ce7" office:value-type="string">
            <text:p>50-57-9403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38C9864 </text:p>
          </table:table-cell>
          <table:table-cell/>
          <table:table-cell office:value-type="string">
            <text:p>01996</text:p>
          </table:table-cell>
          <table:table-cell office:value-type="string">
            <text:p>male for endstops</text:p>
          </table:table-cell>
          <table:table-cell table:number-columns-repeated="971"/>
        </table:table-row>
        <table:table-row table:style-name="ro5">
          <table:table-cell office:value-type="string">
            <text:p>wire kit</text:p>
          </table:table-cell>
          <table:table-cell table:number-columns-repeated="5"/>
          <table:table-cell/>
          <table:table-cell office:value-type="float" office:value="50">
            <text:p>50</text:p>
          </table:table-cell>
          <table:table-cell table:style-name="ce7" office:value-type="string">
            <text:p>CONTACT, FEMALE, 30-24AWG, CRIMP </text:p>
          </table:table-cell>
          <table:table-cell office:value-type="string">
            <text:p>Molex</text:p>
          </table:table-cell>
          <table:table-cell table:style-name="ce7" office:value-type="string">
            <text:p>16-02-0097 </text:p>
          </table:table-cell>
          <table:table-cell table:number-columns-repeated="6"/>
          <table:table-cell office:value-type="string">
            <text:p>Newark</text:p>
          </table:table-cell>
          <table:table-cell table:style-name="ce7" office:value-type="string">
            <text:p>55H2477 </text:p>
          </table:table-cell>
          <table:table-cell/>
          <table:table-cell table:style-name="ce7" office:value-type="string">
            <text:p>02039  </text:p>
          </table:table-cell>
          <table:table-cell office:value-type="string">
            <text:p>gold connectors</text:p>
          </table:table-cell>
          <table:table-cell table:number-columns-repeated="971"/>
        </table:table-row>
        <table:table-row table:style-name="ro1">
          <table:table-cell table:number-columns-repeated="6"/>
          <table:table-cell/>
          <table:table-cell/>
          <table:table-cell office:value-type="string">
            <text:p>wires</text:p>
          </table:table-cell>
          <table:table-cell table:number-columns-repeated="12"/>
          <table:table-cell office:value-type="string">
            <text:p>wires</text:p>
          </table:table-cell>
          <table:table-cell table:number-columns-repeated="971"/>
        </table:table-row>
      </table:table>
      <table:database-ranges>
        <table:database-range table:name="__Anonymous_Sheet_DB__0" table:target-range-address="Main.A1:Main.H1048553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10/08/2012</text:date>, <text:time>20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8T20:41:40.23</dc:date>
    <meta:generator>LibreOffice/3.4$Win32 LibreOffice_project/340m1$Build-203</meta:generator>
    <meta:print-date>2012-09-14T13:23:28.61</meta:print-date>
    <meta:editing-duration>P72DT29M35S</meta:editing-duration>
    <meta:editing-cycles>27</meta:editing-cycles>
    <meta:document-statistic meta:table-count="1" meta:cell-count="3596" meta:object-count="0"/>
  </office:meta>
</office:document-meta>
</file>